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-0.386511835905">
            <text:p>-0.3865118359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3.78889378516">
            <text:p>3.788893785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[]</text:p>
          </table:table-cell>
          <table:table-cell office:value-type="float" office:value="2.24174609584">
            <text:p>2.2417460958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[]</text:p>
          </table:table-cell>
          <table:table-cell office:value-type="float" office:value="0.598662186559">
            <text:p>0.598662186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149149167489">
            <text:p>0.1491491675</text:p>
          </table:table-cell>
          <table:table-cell office:value-type="float" office:value="-2.18754405648">
            <text:p>-2.1875440565</text:p>
          </table:table-cell>
          <table:table-cell office:value-type="float" office:value="2.92148087323">
            <text:p>2.921480873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2.34233428664">
            <text:p>2.3423342866</text:p>
          </table:table-cell>
          <table:table-cell office:value-type="float" office:value="3.79522465983">
            <text:p>3.7952246598</text:p>
          </table:table-cell>
          <table:table-cell office:value-type="float" office:value="3.27002313775">
            <text:p>3.270023137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0.0785371315328">
            <text:p>0.0785371315</text:p>
          </table:table-cell>
          <table:table-cell office:value-type="float" office:value="-0.481466938077">
            <text:p>-0.4814669381</text:p>
          </table:table-cell>
          <table:table-cell office:value-type="float" office:value="3.53372271997">
            <text:p>3.5337227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1.07707246614">
            <text:p>1.0770724661</text:p>
          </table:table-cell>
          <table:table-cell office:value-type="float" office:value="1.7837836408">
            <text:p>1.7837836408</text:p>
          </table:table-cell>
          <table:table-cell office:value-type="float" office:value="1.67458098919">
            <text:p>1.674580989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3.37341300921">
            <text:p>3.3734130092</text:p>
          </table:table-cell>
          <table:table-cell office:value-type="float" office:value="0.221508714988">
            <text:p>0.221508715</text:p>
          </table:table-cell>
          <table:table-cell office:value-type="float" office:value="1.70621568835">
            <text:p>1.7062156884</text:p>
          </table:table-cell>
          <table:table-cell office:value-type="float" office:value="3.4854225709">
            <text:p>3.4854225709</text:p>
          </table:table-cell>
          <table:table-cell office:value-type="float" office:value="3.22316732202">
            <text:p>3.22316732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3.03180051348">
            <text:p>3.0318005135</text:p>
          </table:table-cell>
          <table:table-cell office:value-type="float" office:value="2.64193009854">
            <text:p>2.6419300985</text:p>
          </table:table-cell>
          <table:table-cell office:value-type="float" office:value="1.2355353635">
            <text:p>1.2355353635</text:p>
          </table:table-cell>
          <table:table-cell office:value-type="float" office:value="3.08065396118">
            <text:p>3.0806539612</text:p>
          </table:table-cell>
          <table:table-cell office:value-type="float" office:value="2.97193386366">
            <text:p>2.971933863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2.97562226442">
            <text:p>2.9756222644</text:p>
          </table:table-cell>
          <table:table-cell office:value-type="float" office:value="-2.87658324543">
            <text:p>-2.8765832454</text:p>
          </table:table-cell>
          <table:table-cell office:value-type="float" office:value="-0.482655726138">
            <text:p>-0.4826557261</text:p>
          </table:table-cell>
          <table:table-cell office:value-type="float" office:value="3.21808687479">
            <text:p>3.2180868748</text:p>
          </table:table-cell>
          <table:table-cell office:value-type="float" office:value="3.18916575971">
            <text:p>3.189165759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2.31657942942">
            <text:p>2.3165794294</text:p>
          </table:table-cell>
          <table:table-cell office:value-type="float" office:value="2.50300858119">
            <text:p>2.5030085812</text:p>
          </table:table-cell>
          <table:table-cell office:value-type="float" office:value="1.17771977926">
            <text:p>1.1777197793</text:p>
          </table:table-cell>
          <table:table-cell office:value-type="float" office:value="0.663487135765">
            <text:p>0.6634871358</text:p>
          </table:table-cell>
          <table:table-cell office:value-type="float" office:value="2.03948452163">
            <text:p>2.039484521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9.21089707679">
            <text:p>9.2108970768</text:p>
          </table:table-cell>
          <table:table-cell office:value-type="float" office:value="3.83345523211">
            <text:p>3.8334552321</text:p>
          </table:table-cell>
          <table:table-cell office:value-type="float" office:value="1.62507127693">
            <text:p>1.6250712769</text:p>
          </table:table-cell>
          <table:table-cell office:value-type="float" office:value="3.33392277351">
            <text:p>3.3339227735</text:p>
          </table:table-cell>
          <table:table-cell office:value-type="float" office:value="3.2813426768">
            <text:p>3.2813426768</text:p>
          </table:table-cell>
          <table:table-cell office:value-type="float" office:value="3.56333865165">
            <text:p>3.5633386517</text:p>
          </table:table-cell>
          <table:table-cell office:value-type="float" office:value="11.8137410576">
            <text:p>11.8137410576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3.3266982462">
            <text:p>3.3266982462</text:p>
          </table:table-cell>
          <table:table-cell office:value-type="float" office:value="2.93519733626">
            <text:p>2.9351973363</text:p>
          </table:table-cell>
          <table:table-cell office:value-type="float" office:value="2.42101645232">
            <text:p>2.4210164523</text:p>
          </table:table-cell>
          <table:table-cell office:value-type="float" office:value="-1.4673905215">
            <text:p>-1.4673905215</text:p>
          </table:table-cell>
          <table:table-cell office:value-type="float" office:value="2.34967485015">
            <text:p>2.3496748502</text:p>
          </table:table-cell>
          <table:table-cell office:value-type="float" office:value="2.98848899023">
            <text:p>2.9884889902</text:p>
          </table:table-cell>
          <table:table-cell office:value-type="float" office:value="3.49289447948">
            <text:p>3.492894479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2.80986606155">
            <text:p>2.8098660616</text:p>
          </table:table-cell>
          <table:table-cell office:value-type="float" office:value="2.77208718282">
            <text:p>2.7720871828</text:p>
          </table:table-cell>
          <table:table-cell office:value-type="float" office:value="-2.93071510192">
            <text:p>-2.9307151019</text:p>
          </table:table-cell>
          <table:table-cell office:value-type="float" office:value="1.41297686">
            <text:p>1.41297686</text:p>
          </table:table-cell>
          <table:table-cell office:value-type="float" office:value="3.05189786529">
            <text:p>3.0518978653</text:p>
          </table:table-cell>
          <table:table-cell office:value-type="float" office:value="2.6064719696">
            <text:p>2.6064719696</text:p>
          </table:table-cell>
          <table:table-cell office:value-type="float" office:value="2.80153450609">
            <text:p>2.8015345061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2.02474074453">
            <text:p>2.0247407445</text:p>
          </table:table-cell>
          <table:table-cell office:value-type="float" office:value="1.92103644674">
            <text:p>1.9210364467</text:p>
          </table:table-cell>
          <table:table-cell office:value-type="float" office:value="0.82864706107">
            <text:p>0.8286470611</text:p>
          </table:table-cell>
          <table:table-cell office:value-type="float" office:value="1.55946627844">
            <text:p>1.5594662784</text:p>
          </table:table-cell>
          <table:table-cell office:value-type="float" office:value="2.58310647839">
            <text:p>2.5831064784</text:p>
          </table:table-cell>
          <table:table-cell office:value-type="float" office:value="1.99211282938">
            <text:p>1.9921128294</text:p>
          </table:table-cell>
          <table:table-cell office:value-type="float" office:value="2.08931793675">
            <text:p>2.089317936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2.94898800292">
            <text:p>2.9489880029</text:p>
          </table:table-cell>
          <table:table-cell office:value-type="float" office:value="10.8309174806">
            <text:p>10.8309174806</text:p>
          </table:table-cell>
          <table:table-cell office:value-type="float" office:value="3.2487256339">
            <text:p>3.2487256339</text:p>
          </table:table-cell>
          <table:table-cell office:value-type="float" office:value="2.37765575233">
            <text:p>2.3776557523</text:p>
          </table:table-cell>
          <table:table-cell office:value-type="float" office:value="2.85048086124">
            <text:p>2.8504808612</text:p>
          </table:table-cell>
          <table:table-cell office:value-type="float" office:value="2.85006436566">
            <text:p>2.8500643657</text:p>
          </table:table-cell>
          <table:table-cell office:value-type="float" office:value="3.13716207558">
            <text:p>3.1371620756</text:p>
          </table:table-cell>
          <table:table-cell office:value-type="float" office:value="14.3359275179">
            <text:p>14.3359275179</text:p>
          </table:table-cell>
          <table:table-cell office:value-type="float" office:value="2.89074200521">
            <text:p>2.890742005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2.97537265459">
            <text:p>2.9753726546</text:p>
          </table:table-cell>
          <table:table-cell office:value-type="float" office:value="3.21826126004">
            <text:p>3.21826126</text:p>
          </table:table-cell>
          <table:table-cell office:value-type="float" office:value="2.38679699626">
            <text:p>2.3867969963</text:p>
          </table:table-cell>
          <table:table-cell office:value-type="float" office:value="2.50405358207">
            <text:p>2.5040535821</text:p>
          </table:table-cell>
          <table:table-cell office:value-type="float" office:value="-1.69417909969">
            <text:p>-1.6941790997</text:p>
          </table:table-cell>
          <table:table-cell office:value-type="float" office:value="1.89457125114">
            <text:p>1.8945712511</text:p>
          </table:table-cell>
          <table:table-cell office:value-type="float" office:value="2.42130510849">
            <text:p>2.4213051085</text:p>
          </table:table-cell>
          <table:table-cell office:value-type="float" office:value="3.28731197007">
            <text:p>3.2873119701</text:p>
          </table:table-cell>
          <table:table-cell office:value-type="float" office:value="2.9562535143">
            <text:p>2.9562535143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2.34671371411">
            <text:p>2.3467137141</text:p>
          </table:table-cell>
          <table:table-cell office:value-type="float" office:value="1.95605896151">
            <text:p>1.9560589615</text:p>
          </table:table-cell>
          <table:table-cell office:value-type="float" office:value="2.72679221553">
            <text:p>2.7267922155</text:p>
          </table:table-cell>
          <table:table-cell office:value-type="float" office:value="1.58261568039">
            <text:p>1.5826156804</text:p>
          </table:table-cell>
          <table:table-cell office:value-type="float" office:value="1.67630442126">
            <text:p>1.6763044213</text:p>
          </table:table-cell>
          <table:table-cell office:value-type="float" office:value="1.81984185263">
            <text:p>1.8198418526</text:p>
          </table:table-cell>
          <table:table-cell office:value-type="float" office:value="2.75480607906">
            <text:p>2.7548060791</text:p>
          </table:table-cell>
          <table:table-cell office:value-type="float" office:value="2.04963834938">
            <text:p>2.0496383494</text:p>
          </table:table-cell>
          <table:table-cell office:value-type="float" office:value="2.21346602462">
            <text:p>2.2134660246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1.97858371687">
            <text:p>1.9785837169</text:p>
          </table:table-cell>
          <table:table-cell office:value-type="float" office:value="1.08790107395">
            <text:p>1.087901074</text:p>
          </table:table-cell>
          <table:table-cell office:value-type="float" office:value="3.07279986711">
            <text:p>3.0727998671</text:p>
          </table:table-cell>
          <table:table-cell office:value-type="float" office:value="1.01793072423">
            <text:p>1.0179307242</text:p>
          </table:table-cell>
          <table:table-cell office:value-type="float" office:value="1.62883126451">
            <text:p>1.6288312645</text:p>
          </table:table-cell>
          <table:table-cell office:value-type="float" office:value="2.34797430614">
            <text:p>2.3479743061</text:p>
          </table:table-cell>
          <table:table-cell office:value-type="float" office:value="3.32111397342">
            <text:p>3.3211139734</text:p>
          </table:table-cell>
          <table:table-cell office:value-type="float" office:value="1.17494950865">
            <text:p>1.1749495087</text:p>
          </table:table-cell>
          <table:table-cell office:value-type="float" office:value="1.76946883582">
            <text:p>1.7694688358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3.34841272961">
            <text:p>3.3484127296</text:p>
          </table:table-cell>
          <table:table-cell office:value-type="float" office:value="3.5851591024">
            <text:p>3.5851591024</text:p>
          </table:table-cell>
          <table:table-cell office:value-type="float" office:value="7.10449455527">
            <text:p>7.1044945553</text:p>
          </table:table-cell>
          <table:table-cell office:value-type="float" office:value="2.70784572211">
            <text:p>2.7078457221</text:p>
          </table:table-cell>
          <table:table-cell office:value-type="float" office:value="2.3596978111">
            <text:p>2.3596978111</text:p>
          </table:table-cell>
          <table:table-cell office:value-type="float" office:value="1.80019631906">
            <text:p>1.8001963191</text:p>
          </table:table-cell>
          <table:table-cell office:value-type="float" office:value="2.57959280304">
            <text:p>2.579592803</text:p>
          </table:table-cell>
          <table:table-cell office:value-type="float" office:value="2.69223567781">
            <text:p>2.6922356778</text:p>
          </table:table-cell>
          <table:table-cell office:value-type="float" office:value="8.83581286229">
            <text:p>8.8358128623</text:p>
          </table:table-cell>
          <table:table-cell office:value-type="float" office:value="3.52208484459">
            <text:p>3.5220848446</text:p>
          </table:table-cell>
          <table:table-cell office:value-type="float" office:value="3.3356712535">
            <text:p>3.3356712535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2.93714381494">
            <text:p>2.9371438149</text:p>
          </table:table-cell>
          <table:table-cell office:value-type="float" office:value="2.92713003622">
            <text:p>2.9271300362</text:p>
          </table:table-cell>
          <table:table-cell office:value-type="float" office:value="2.37317934842">
            <text:p>2.3731793484</text:p>
          </table:table-cell>
          <table:table-cell office:value-type="float" office:value="2.26055252735">
            <text:p>2.2605525274</text:p>
          </table:table-cell>
          <table:table-cell office:value-type="float" office:value="2.59958274893">
            <text:p>2.5995827489</text:p>
          </table:table-cell>
          <table:table-cell office:value-type="float" office:value="-3.91954914588">
            <text:p>-3.9195491459</text:p>
          </table:table-cell>
          <table:table-cell office:value-type="float" office:value="1.64740805857">
            <text:p>1.6474080586</text:p>
          </table:table-cell>
          <table:table-cell office:value-type="float" office:value="2.40229871176">
            <text:p>2.4022987118</text:p>
          </table:table-cell>
          <table:table-cell office:value-type="float" office:value="2.37094572389">
            <text:p>2.3709457239</text:p>
          </table:table-cell>
          <table:table-cell office:value-type="float" office:value="2.9090190553">
            <text:p>2.9090190553</text:p>
          </table:table-cell>
          <table:table-cell office:value-type="float" office:value="2.93134683798">
            <text:p>2.93134683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4.14561861374">
            <text:p>4.1456186137</text:p>
          </table:table-cell>
          <table:table-cell office:value-type="float" office:value="2.39098833709">
            <text:p>2.3909883371</text:p>
          </table:table-cell>
          <table:table-cell office:value-type="float" office:value="2.16829341255">
            <text:p>2.1682934126</text:p>
          </table:table-cell>
          <table:table-cell office:value-type="float" office:value="2.5183579079">
            <text:p>2.5183579079</text:p>
          </table:table-cell>
          <table:table-cell office:value-type="float" office:value="1.01108270377">
            <text:p>1.0110827038</text:p>
          </table:table-cell>
          <table:table-cell office:value-type="float" office:value="1.22780159101">
            <text:p>1.227801591</text:p>
          </table:table-cell>
          <table:table-cell office:value-type="float" office:value="2.1759053624">
            <text:p>2.1759053624</text:p>
          </table:table-cell>
          <table:table-cell office:value-type="float" office:value="2.34645550551">
            <text:p>2.3464555055</text:p>
          </table:table-cell>
          <table:table-cell office:value-type="float" office:value="2.24970067882">
            <text:p>2.2497006788</text:p>
          </table:table-cell>
          <table:table-cell office:value-type="float" office:value="2.36997995116">
            <text:p>2.3699799512</text:p>
          </table:table-cell>
          <table:table-cell office:value-type="float" office:value="4.15875255744">
            <text:p>4.1587525574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4.52560192074">
            <text:p>4.5256019207</text:p>
          </table:table-cell>
          <table:table-cell office:value-type="float" office:value="0.285842303086">
            <text:p>0.2858423031</text:p>
          </table:table-cell>
          <table:table-cell office:value-type="float" office:value="1.84513924113">
            <text:p>1.8451392411</text:p>
          </table:table-cell>
          <table:table-cell office:value-type="float" office:value="2.82381536074">
            <text:p>2.8238153607</text:p>
          </table:table-cell>
          <table:table-cell office:value-type="float" office:value="2.22107799966">
            <text:p>2.2210779997</text:p>
          </table:table-cell>
          <table:table-cell office:value-type="float" office:value="2.04815564826">
            <text:p>2.0481556483</text:p>
          </table:table-cell>
          <table:table-cell office:value-type="float" office:value="1.78947054092">
            <text:p>1.7894705409</text:p>
          </table:table-cell>
          <table:table-cell office:value-type="float" office:value="3.08279653605">
            <text:p>3.0827965361</text:p>
          </table:table-cell>
          <table:table-cell office:value-type="float" office:value="1.8998563563">
            <text:p>1.8998563563</text:p>
          </table:table-cell>
          <table:table-cell office:value-type="float" office:value="-0.462826743165">
            <text:p>-0.4628267432</text:p>
          </table:table-cell>
          <table:table-cell office:value-type="float" office:value="4.53184535868">
            <text:p>4.531845358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.08056000036">
            <text:p>5.0805600004</text:p>
          </table:table-cell>
          <table:table-cell office:value-type="float" office:value="3.9279381143">
            <text:p>3.9279381143</text:p>
          </table:table-cell>
          <table:table-cell office:value-type="float" office:value="3.21595692949">
            <text:p>3.2159569295</text:p>
          </table:table-cell>
          <table:table-cell office:value-type="float" office:value="2.96467574512">
            <text:p>2.9646757451</text:p>
          </table:table-cell>
          <table:table-cell office:value-type="float" office:value="2.4362557957">
            <text:p>2.4362557957</text:p>
          </table:table-cell>
          <table:table-cell office:value-type="float" office:value="2.6357695243">
            <text:p>2.6357695243</text:p>
          </table:table-cell>
          <table:table-cell office:value-type="float" office:value="0">
            <text:p>0</text:p>
          </table:table-cell>
          <table:table-cell office:value-type="float" office:value="2.212489877">
            <text:p>2.212489877</text:p>
          </table:table-cell>
          <table:table-cell office:value-type="float" office:value="2.42860254317">
            <text:p>2.4286025432</text:p>
          </table:table-cell>
          <table:table-cell office:value-type="float" office:value="3.03041251398">
            <text:p>3.030412514</text:p>
          </table:table-cell>
          <table:table-cell office:value-type="float" office:value="3.17531625827">
            <text:p>3.1753162583</text:p>
          </table:table-cell>
          <table:table-cell office:value-type="float" office:value="3.90704377162">
            <text:p>3.9070437716</text:p>
          </table:table-cell>
          <table:table-cell office:value-type="float" office:value="5.08059739969">
            <text:p>5.08059739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94139558813">
            <text:p>3.9413955881</text:p>
          </table:table-cell>
          <table:table-cell office:value-type="float" office:value="2.70897994222">
            <text:p>2.7089799422</text:p>
          </table:table-cell>
          <table:table-cell office:value-type="float" office:value="2.34274861111">
            <text:p>2.3427486111</text:p>
          </table:table-cell>
          <table:table-cell office:value-type="float" office:value="2.17549356627">
            <text:p>2.1754935663</text:p>
          </table:table-cell>
          <table:table-cell office:value-type="float" office:value="2.19662669166">
            <text:p>2.1966266917</text:p>
          </table:table-cell>
          <table:table-cell office:value-type="float" office:value="2.98300850748">
            <text:p>2.9830085075</text:p>
          </table:table-cell>
          <table:table-cell office:value-type="float" office:value="-4.17881854515">
            <text:p>-4.1788185452</text:p>
          </table:table-cell>
          <table:table-cell office:value-type="float" office:value="1.32728192401">
            <text:p>1.327281924</text:p>
          </table:table-cell>
          <table:table-cell office:value-type="float" office:value="2.37398164211">
            <text:p>2.3739816421</text:p>
          </table:table-cell>
          <table:table-cell office:value-type="float" office:value="2.16351240729">
            <text:p>2.1635124073</text:p>
          </table:table-cell>
          <table:table-cell office:value-type="float" office:value="2.33966769393">
            <text:p>2.3396676939</text:p>
          </table:table-cell>
          <table:table-cell office:value-type="float" office:value="2.70666680386">
            <text:p>2.7066668039</text:p>
          </table:table-cell>
          <table:table-cell office:value-type="float" office:value="3.93370362837">
            <text:p>3.93370362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.04604416212">
            <text:p>4.0460441621</text:p>
          </table:table-cell>
          <table:table-cell office:value-type="float" office:value="2.65611840148">
            <text:p>2.6561184015</text:p>
          </table:table-cell>
          <table:table-cell office:value-type="float" office:value="2.5781090171">
            <text:p>2.5781090171</text:p>
          </table:table-cell>
          <table:table-cell office:value-type="float" office:value="2.09411298758">
            <text:p>2.0941129876</text:p>
          </table:table-cell>
          <table:table-cell office:value-type="float" office:value="2.42560540864">
            <text:p>2.4256054086</text:p>
          </table:table-cell>
          <table:table-cell office:value-type="float" office:value="-0.367686686055">
            <text:p>-0.3676866861</text:p>
          </table:table-cell>
          <table:table-cell office:value-type="float" office:value="1.71259844057">
            <text:p>1.7125984406</text:p>
          </table:table-cell>
          <table:table-cell office:value-type="float" office:value="2.62165342779">
            <text:p>2.6216534278</text:p>
          </table:table-cell>
          <table:table-cell office:value-type="float" office:value="2.34737385434">
            <text:p>2.3473738543</text:p>
          </table:table-cell>
          <table:table-cell office:value-type="float" office:value="2.13160643147">
            <text:p>2.1316064315</text:p>
          </table:table-cell>
          <table:table-cell office:value-type="float" office:value="2.57520442432">
            <text:p>2.5752044243</text:p>
          </table:table-cell>
          <table:table-cell office:value-type="float" office:value="2.65948829588">
            <text:p>2.6594882959</text:p>
          </table:table-cell>
          <table:table-cell office:value-type="float" office:value="4.04170322947">
            <text:p>4.04170322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.76106514683">
            <text:p>4.7610651468</text:p>
          </table:table-cell>
          <table:table-cell office:value-type="float" office:value="4.19408818629">
            <text:p>4.1940881863</text:p>
          </table:table-cell>
          <table:table-cell office:value-type="float" office:value="1.88165700596">
            <text:p>1.881657006</text:p>
          </table:table-cell>
          <table:table-cell office:value-type="float" office:value="0.948505285292">
            <text:p>0.9485052853</text:p>
          </table:table-cell>
          <table:table-cell office:value-type="float" office:value="3.22603130685">
            <text:p>3.2260313069</text:p>
          </table:table-cell>
          <table:table-cell office:value-type="float" office:value="2.45435784544">
            <text:p>2.4543578454</text:p>
          </table:table-cell>
          <table:table-cell office:value-type="float" office:value="2.09391096492">
            <text:p>2.0939109649</text:p>
          </table:table-cell>
          <table:table-cell office:value-type="float" office:value="1.64206211606">
            <text:p>1.6420621161</text:p>
          </table:table-cell>
          <table:table-cell office:value-type="float" office:value="4.10563229468">
            <text:p>4.1056322947</text:p>
          </table:table-cell>
          <table:table-cell office:value-type="float" office:value="1.02182561349">
            <text:p>1.0218256135</text:p>
          </table:table-cell>
          <table:table-cell office:value-type="float" office:value="1.42326353482">
            <text:p>1.4232635348</text:p>
          </table:table-cell>
          <table:table-cell office:value-type="float" office:value="4.19862983665">
            <text:p>4.1986298367</text:p>
          </table:table-cell>
          <table:table-cell office:value-type="float" office:value="4.76132692528">
            <text:p>4.76132692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3.50299113915">
            <text:p>3.5029911392</text:p>
          </table:table-cell>
          <table:table-cell office:value-type="float" office:value="2.39265440167">
            <text:p>2.3926544017</text:p>
          </table:table-cell>
          <table:table-cell office:value-type="float" office:value="2.44080042256">
            <text:p>2.4408004226</text:p>
          </table:table-cell>
          <table:table-cell office:value-type="float" office:value="2.23472807543">
            <text:p>2.2347280754</text:p>
          </table:table-cell>
          <table:table-cell office:value-type="float" office:value="3.03708041008">
            <text:p>3.0370804101</text:p>
          </table:table-cell>
          <table:table-cell office:value-type="float" office:value="1.23855201061">
            <text:p>1.2385520106</text:p>
          </table:table-cell>
          <table:table-cell office:value-type="float" office:value="1.82712816271">
            <text:p>1.8271281627</text:p>
          </table:table-cell>
          <table:table-cell office:value-type="float" office:value="2.3541455358">
            <text:p>2.3541455358</text:p>
          </table:table-cell>
          <table:table-cell office:value-type="float" office:value="2.44086851892">
            <text:p>2.4408685189</text:p>
          </table:table-cell>
          <table:table-cell office:value-type="float" office:value="2.38299019307">
            <text:p>2.3829901931</text:p>
          </table:table-cell>
          <table:table-cell office:value-type="float" office:value="3.49006976516">
            <text:p>3.4900697652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3.76997196857">
            <text:p>3.7699719686</text:p>
          </table:table-cell>
          <table:table-cell office:value-type="float" office:value="2.44835550537">
            <text:p>2.4483555054</text:p>
          </table:table-cell>
          <table:table-cell office:value-type="float" office:value="2.75038580652">
            <text:p>2.7503858065</text:p>
          </table:table-cell>
          <table:table-cell office:value-type="float" office:value="2.01047646175">
            <text:p>2.0104764618</text:p>
          </table:table-cell>
          <table:table-cell office:value-type="float" office:value="3.04433464731">
            <text:p>3.0443346473</text:p>
          </table:table-cell>
          <table:table-cell office:value-type="float" office:value="-2.72273494765">
            <text:p>-2.7227349477</text:p>
          </table:table-cell>
          <table:table-cell office:value-type="float" office:value="1.3252968032">
            <text:p>1.3252968032</text:p>
          </table:table-cell>
          <table:table-cell office:value-type="float" office:value="1.98870666918">
            <text:p>1.9887066692</text:p>
          </table:table-cell>
          <table:table-cell office:value-type="float" office:value="3.30283662177">
            <text:p>3.3028366218</text:p>
          </table:table-cell>
          <table:table-cell office:value-type="float" office:value="2.45353792554">
            <text:p>2.4535379255</text:p>
          </table:table-cell>
          <table:table-cell office:value-type="float" office:value="3.76741284792">
            <text:p>3.7674128479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2.91682794936">
            <text:p>2.9168279494</text:p>
          </table:table-cell>
          <table:table-cell office:value-type="float" office:value="2.8612418067">
            <text:p>2.8612418067</text:p>
          </table:table-cell>
          <table:table-cell office:value-type="float" office:value="2.35501196748">
            <text:p>2.3550119675</text:p>
          </table:table-cell>
          <table:table-cell office:value-type="float" office:value="2.50353224346">
            <text:p>2.5035322435</text:p>
          </table:table-cell>
          <table:table-cell office:value-type="float" office:value="1.27944045655">
            <text:p>1.2794404566</text:p>
          </table:table-cell>
          <table:table-cell office:value-type="float" office:value="1.96232639578">
            <text:p>1.9623263958</text:p>
          </table:table-cell>
          <table:table-cell office:value-type="float" office:value="2.30992659712">
            <text:p>2.3099265971</text:p>
          </table:table-cell>
          <table:table-cell office:value-type="float" office:value="2.45093174966">
            <text:p>2.4509317497</text:p>
          </table:table-cell>
          <table:table-cell office:value-type="float" office:value="2.38201539747">
            <text:p>2.3820153975</text:p>
          </table:table-cell>
          <table:table-cell office:value-type="float" office:value="2.81247571038">
            <text:p>2.8124757104</text:p>
          </table:table-cell>
          <table:table-cell office:value-type="float" office:value="2.92192780862">
            <text:p>2.921927808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3.13761818583">
            <text:p>3.1376181858</text:p>
          </table:table-cell>
          <table:table-cell office:value-type="float" office:value="0.458183934912">
            <text:p>0.4581839349</text:p>
          </table:table-cell>
          <table:table-cell office:value-type="float" office:value="-1.49355997502">
            <text:p>-1.493559975</text:p>
          </table:table-cell>
          <table:table-cell office:value-type="float" office:value="3.8336608192">
            <text:p>3.8336608192</text:p>
          </table:table-cell>
          <table:table-cell office:value-type="float" office:value="2.19216470049">
            <text:p>2.1921647005</text:p>
          </table:table-cell>
          <table:table-cell office:value-type="float" office:value="2.19287091399">
            <text:p>2.192870914</text:p>
          </table:table-cell>
          <table:table-cell office:value-type="float" office:value="1.73124547226">
            <text:p>1.7312454723</text:p>
          </table:table-cell>
          <table:table-cell office:value-type="float" office:value="5.29751947744">
            <text:p>5.2975194774</text:p>
          </table:table-cell>
          <table:table-cell office:value-type="float" office:value="-1.3072283822">
            <text:p>-1.3072283822</text:p>
          </table:table-cell>
          <table:table-cell office:value-type="float" office:value="-0.509664876035">
            <text:p>-0.509664876</text:p>
          </table:table-cell>
          <table:table-cell office:value-type="float" office:value="3.14244731476">
            <text:p>3.142447314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2.44013725138">
            <text:p>2.4401372514</text:p>
          </table:table-cell>
          <table:table-cell office:value-type="float" office:value="2.28555428005">
            <text:p>2.2855542801</text:p>
          </table:table-cell>
          <table:table-cell office:value-type="float" office:value="2.04007291833">
            <text:p>2.0400729183</text:p>
          </table:table-cell>
          <table:table-cell office:value-type="float" office:value="3.28675590961">
            <text:p>3.2867559096</text:p>
          </table:table-cell>
          <table:table-cell office:value-type="float" office:value="0.968529724621">
            <text:p>0.9685297246</text:p>
          </table:table-cell>
          <table:table-cell office:value-type="float" office:value="1.43829805754">
            <text:p>1.4382980575</text:p>
          </table:table-cell>
          <table:table-cell office:value-type="float" office:value="2.16100895912">
            <text:p>2.1610089591</text:p>
          </table:table-cell>
          <table:table-cell office:value-type="float" office:value="2.25604018041">
            <text:p>2.2560401804</text:p>
          </table:table-cell>
          <table:table-cell office:value-type="float" office:value="2.43216588122">
            <text:p>2.432165881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3.39667506599">
            <text:p>3.396675066</text:p>
          </table:table-cell>
          <table:table-cell office:value-type="float" office:value="2.62586454683">
            <text:p>2.6258645468</text:p>
          </table:table-cell>
          <table:table-cell office:value-type="float" office:value="1.9386749425">
            <text:p>1.9386749425</text:p>
          </table:table-cell>
          <table:table-cell office:value-type="float" office:value="2.56707592836">
            <text:p>2.5670759284</text:p>
          </table:table-cell>
          <table:table-cell office:value-type="float" office:value="-1.42047380343">
            <text:p>-1.4204738034</text:p>
          </table:table-cell>
          <table:table-cell office:value-type="float" office:value="1.59289965617">
            <text:p>1.5928996562</text:p>
          </table:table-cell>
          <table:table-cell office:value-type="float" office:value="2.06390635614">
            <text:p>2.0639063561</text:p>
          </table:table-cell>
          <table:table-cell office:value-type="float" office:value="2.9219593309">
            <text:p>2.9219593309</text:p>
          </table:table-cell>
          <table:table-cell office:value-type="float" office:value="3.37856957335">
            <text:p>3.378569573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2.81045843415">
            <text:p>2.8104584342</text:p>
          </table:table-cell>
          <table:table-cell office:value-type="float" office:value="1.83938580696">
            <text:p>1.839385807</text:p>
          </table:table-cell>
          <table:table-cell office:value-type="float" office:value="2.82345867092">
            <text:p>2.8234586709</text:p>
          </table:table-cell>
          <table:table-cell office:value-type="float" office:value="2.08757724173">
            <text:p>2.0875772417</text:p>
          </table:table-cell>
          <table:table-cell office:value-type="float" office:value="2.20181088333">
            <text:p>2.2018108833</text:p>
          </table:table-cell>
          <table:table-cell office:value-type="float" office:value="2.21619597961">
            <text:p>2.2161959796</text:p>
          </table:table-cell>
          <table:table-cell office:value-type="float" office:value="3.0197471819">
            <text:p>3.0197471819</text:p>
          </table:table-cell>
          <table:table-cell office:value-type="float" office:value="1.89827439711">
            <text:p>1.8982743971</text:p>
          </table:table-cell>
          <table:table-cell office:value-type="float" office:value="2.72687674432">
            <text:p>2.7268767443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1.87619206582">
            <text:p>1.8761920658</text:p>
          </table:table-cell>
          <table:table-cell office:value-type="float" office:value="-2.43052498914">
            <text:p>-2.4305249891</text:p>
          </table:table-cell>
          <table:table-cell office:value-type="float" office:value="3.52149046703">
            <text:p>3.521490467</text:p>
          </table:table-cell>
          <table:table-cell office:value-type="float" office:value="1.99320237529">
            <text:p>1.9932023753</text:p>
          </table:table-cell>
          <table:table-cell office:value-type="float" office:value="1.97617909875">
            <text:p>1.9761790988</text:p>
          </table:table-cell>
          <table:table-cell office:value-type="float" office:value="1.62016793634">
            <text:p>1.6201679363</text:p>
          </table:table-cell>
          <table:table-cell office:value-type="float" office:value="5.96913252481">
            <text:p>5.9691325248</text:p>
          </table:table-cell>
          <table:table-cell office:value-type="float" office:value="-2.18657136247">
            <text:p>-2.1865713625</text:p>
          </table:table-cell>
          <table:table-cell office:value-type="float" office:value="1.55182228129">
            <text:p>1.5518222813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2.16517108202">
            <text:p>2.165171082</text:p>
          </table:table-cell>
          <table:table-cell office:value-type="float" office:value="1.83322278608">
            <text:p>1.8332227861</text:p>
          </table:table-cell>
          <table:table-cell office:value-type="float" office:value="3.69179875965">
            <text:p>3.6917987597</text:p>
          </table:table-cell>
          <table:table-cell office:value-type="float" office:value="-0.437817080793">
            <text:p>-0.4378170808</text:p>
          </table:table-cell>
          <table:table-cell office:value-type="float" office:value="1.32389544168">
            <text:p>1.3238954417</text:p>
          </table:table-cell>
          <table:table-cell office:value-type="float" office:value="1.88743592319">
            <text:p>1.8874359232</text:p>
          </table:table-cell>
          <table:table-cell office:value-type="float" office:value="2.30180252176">
            <text:p>2.301802521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3.30683572452">
            <text:p>3.3068357245</text:p>
          </table:table-cell>
          <table:table-cell office:value-type="float" office:value="2.30244369572">
            <text:p>2.3024436957</text:p>
          </table:table-cell>
          <table:table-cell office:value-type="float" office:value="2.7902554092">
            <text:p>2.7902554092</text:p>
          </table:table-cell>
          <table:table-cell office:value-type="float" office:value="1.50592382828">
            <text:p>1.5059238283</text:p>
          </table:table-cell>
          <table:table-cell office:value-type="float" office:value="1.23862864101">
            <text:p>1.238628641</text:p>
          </table:table-cell>
          <table:table-cell office:value-type="float" office:value="2.32696867376">
            <text:p>2.3269686738</text:p>
          </table:table-cell>
          <table:table-cell office:value-type="float" office:value="3.31813140061">
            <text:p>3.3181314006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1.78971853919">
            <text:p>1.7897185392</text:p>
          </table:table-cell>
          <table:table-cell office:value-type="float" office:value="3.40350981459">
            <text:p>3.4035098146</text:p>
          </table:table-cell>
          <table:table-cell office:value-type="float" office:value="2.57816483539">
            <text:p>2.5781648354</text:p>
          </table:table-cell>
          <table:table-cell office:value-type="float" office:value="2.30887716153">
            <text:p>2.3088771615</text:p>
          </table:table-cell>
          <table:table-cell office:value-type="float" office:value="2.31907929417">
            <text:p>2.3190792942</text:p>
          </table:table-cell>
          <table:table-cell office:value-type="float" office:value="4.56997255687">
            <text:p>4.5699725569</text:p>
          </table:table-cell>
          <table:table-cell office:value-type="float" office:value="1.83843583223">
            <text:p>1.838435832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1.69320753047">
            <text:p>1.6932075305</text:p>
          </table:table-cell>
          <table:table-cell office:value-type="float" office:value="2.12184376934">
            <text:p>2.1218437693</text:p>
          </table:table-cell>
          <table:table-cell office:value-type="float" office:value="-0.583104757984">
            <text:p>-0.583104758</text:p>
          </table:table-cell>
          <table:table-cell office:value-type="float" office:value="3.09945318952">
            <text:p>3.0994531895</text:p>
          </table:table-cell>
          <table:table-cell office:value-type="float" office:value="2.58281011939">
            <text:p>2.5828101194</text:p>
          </table:table-cell>
          <table:table-cell office:value-type="float" office:value="4.7063461144">
            <text:p>4.7063461144</text:p>
          </table:table-cell>
          <table:table-cell office:value-type="float" office:value="1.75476297991">
            <text:p>1.7547629799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68498376224">
            <text:p>1.6849837622</text:p>
          </table:table-cell>
          <table:table-cell office:value-type="float" office:value="3.73559649419">
            <text:p>3.7355964942</text:p>
          </table:table-cell>
          <table:table-cell office:value-type="float" office:value="0.411747716332">
            <text:p>0.4117477163</text:p>
          </table:table-cell>
          <table:table-cell office:value-type="float" office:value="1.29666954965">
            <text:p>1.2966695497</text:p>
          </table:table-cell>
          <table:table-cell office:value-type="float" office:value="1.75925609201">
            <text:p>1.75925609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3.23509072678">
            <text:p>3.2350907268</text:p>
          </table:table-cell>
          <table:table-cell office:value-type="float" office:value="2.99955225928">
            <text:p>2.9995522593</text:p>
          </table:table-cell>
          <table:table-cell office:value-type="float" office:value="-0.43912852676">
            <text:p>-0.4391285268</text:p>
          </table:table-cell>
          <table:table-cell office:value-type="float" office:value="1.78783548496">
            <text:p>1.787835485</text:p>
          </table:table-cell>
          <table:table-cell office:value-type="float" office:value="3.20715377915">
            <text:p>3.207153779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3.05904486396">
            <text:p>3.059044864</text:p>
          </table:table-cell>
          <table:table-cell office:value-type="float" office:value="2.81277367451">
            <text:p>2.8127736745</text:p>
          </table:table-cell>
          <table:table-cell office:value-type="float" office:value="2.39565514337">
            <text:p>2.3956551434</text:p>
          </table:table-cell>
          <table:table-cell office:value-type="float" office:value="2.09727611656">
            <text:p>2.0972761166</text:p>
          </table:table-cell>
          <table:table-cell office:value-type="float" office:value="4.68470566896">
            <text:p>4.68470566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3.07217936374">
            <text:p>3.0721793637</text:p>
          </table:table-cell>
          <table:table-cell office:value-type="float" office:value="-2.114154714">
            <text:p>-2.114154714</text:p>
          </table:table-cell>
          <table:table-cell office:value-type="float" office:value="3.49344590711">
            <text:p>3.4934459071</text:p>
          </table:table-cell>
          <table:table-cell office:value-type="float" office:value="4.60203939826">
            <text:p>4.6020393983</text:p>
          </table:table-cell>
          <table:table-cell office:value-type="float" office:value="3.18067204591">
            <text:p>3.180672045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3.87843748585">
            <text:p>3.8784374859</text:p>
          </table:table-cell>
          <table:table-cell office:value-type="float" office:value="1.47655261656">
            <text:p>1.4765526166</text:p>
          </table:table-cell>
          <table:table-cell office:value-type="float" office:value="1.14975724092">
            <text:p>1.149757240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3.12509622606">
            <text:p>3.1250962261</text:p>
          </table:table-cell>
          <table:table-cell office:value-type="float" office:value="1.69320834708">
            <text:p>1.6932083471</text:p>
          </table:table-cell>
          <table:table-cell office:value-type="float" office:value="3.68393557023">
            <text:p>3.683935570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2.72761415891">
            <text:p>2.7276141589</text:p>
          </table:table-cell>
          <table:table-cell office:value-type="float" office:value="2.89983993783">
            <text:p>2.8998399378</text:p>
          </table:table-cell>
          <table:table-cell office:value-type="float" office:value="2.55822138965">
            <text:p>2.558221389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2.14397716096">
            <text:p>2.143977161</text:p>
          </table:table-cell>
          <table:table-cell office:value-type="float" office:value="2.77311640262">
            <text:p>2.7731164026</text:p>
          </table:table-cell>
          <table:table-cell office:value-type="float" office:value="3.20293647834">
            <text:p>3.202936478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1.21831811195">
            <text:p>1.21831811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3.54209411852">
            <text:p>3.5420941185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[]</text:p>
          </table:table-cell>
          <table:table-cell office:value-type="float" office:value="2.72307860463">
            <text:p>2.723078604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[]</text:p>
          </table:table-cell>
          <table:table-cell office:value-type="float" office:value="2.44658604086">
            <text:p>2.4465860409</text:p>
          </table:table-cell>
          <table:table-cell table:number-columns-repeated="6" office:value-type="string">
            <text:p>[]</text:p>
          </table:table-cell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5.08056000036">
            <text:p>5.0805600004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3.94139558813">
            <text:p>3.9413955881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[]</text:p>
          </table:table-cell>
          <table:table-cell office:value-type="float" office:value="4.04604416212">
            <text:p>4.0460441621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[]</text:p>
          </table:table-cell>
          <table:table-cell office:value-type="float" office:value="4.76106514683">
            <text:p>4.7610651468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2.14834428877">
            <text:p>2.1483442888</text:p>
          </table:table-cell>
          <table:table-cell office:value-type="float" office:value="3.9279381143">
            <text:p>3.9279381143</text:p>
          </table:table-cell>
          <table:table-cell office:value-type="float" office:value="3.42927298776">
            <text:p>3.429272987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3.84726831549">
            <text:p>3.8472683155</text:p>
          </table:table-cell>
          <table:table-cell office:value-type="float" office:value="2.70897994222">
            <text:p>2.7089799422</text:p>
          </table:table-cell>
          <table:table-cell office:value-type="float" office:value="2.96335321953">
            <text:p>2.963353219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3.9166686968">
            <text:p>3.9166686968</text:p>
          </table:table-cell>
          <table:table-cell office:value-type="float" office:value="2.65611840148">
            <text:p>2.6561184015</text:p>
          </table:table-cell>
          <table:table-cell office:value-type="float" office:value="3.44586922416">
            <text:p>3.445869224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2.08331269407">
            <text:p>2.0833126941</text:p>
          </table:table-cell>
          <table:table-cell office:value-type="float" office:value="4.19408818629">
            <text:p>4.1940881863</text:p>
          </table:table-cell>
          <table:table-cell office:value-type="float" office:value="3.3754406073">
            <text:p>3.375440607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365721191095">
            <text:p>0.3657211911</text:p>
          </table:table-cell>
          <table:table-cell office:value-type="float" office:value="2.09109119687">
            <text:p>2.0910911969</text:p>
          </table:table-cell>
          <table:table-cell office:value-type="float" office:value="3.21595692949">
            <text:p>3.2159569295</text:p>
          </table:table-cell>
          <table:table-cell office:value-type="float" office:value="3.11814663234">
            <text:p>3.1181466323</text:p>
          </table:table-cell>
          <table:table-cell office:value-type="float" office:value="3.10429215012">
            <text:p>3.104292150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3.22732316096">
            <text:p>3.227323161</text:p>
          </table:table-cell>
          <table:table-cell office:value-type="float" office:value="1.20645355435">
            <text:p>1.2064535544</text:p>
          </table:table-cell>
          <table:table-cell office:value-type="float" office:value="2.34274861111">
            <text:p>2.3427486111</text:p>
          </table:table-cell>
          <table:table-cell office:value-type="float" office:value="2.18583956592">
            <text:p>2.1858395659</text:p>
          </table:table-cell>
          <table:table-cell office:value-type="float" office:value="2.71300042773">
            <text:p>2.713000427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3.47801225833">
            <text:p>3.4780122583</text:p>
          </table:table-cell>
          <table:table-cell office:value-type="float" office:value="0.714328644475">
            <text:p>0.7143286445</text:p>
          </table:table-cell>
          <table:table-cell office:value-type="float" office:value="2.5781090171">
            <text:p>2.5781090171</text:p>
          </table:table-cell>
          <table:table-cell office:value-type="float" office:value="2.01391734339">
            <text:p>2.0139173434</text:p>
          </table:table-cell>
          <table:table-cell office:value-type="float" office:value="2.69750191581">
            <text:p>2.697501915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63964428536">
            <text:p>1.6396442854</text:p>
          </table:table-cell>
          <table:table-cell office:value-type="float" office:value="2.31508564443">
            <text:p>2.3150856444</text:p>
          </table:table-cell>
          <table:table-cell office:value-type="float" office:value="1.88165700596">
            <text:p>1.881657006</text:p>
          </table:table-cell>
          <table:table-cell office:value-type="float" office:value="3.44307799945">
            <text:p>3.4430779995</text:p>
          </table:table-cell>
          <table:table-cell office:value-type="float" office:value="3.19534608258">
            <text:p>3.195346082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5.2087587449">
            <text:p>15.2087587449</text:p>
          </table:table-cell>
          <table:table-cell office:value-type="float" office:value="11.0996013503">
            <text:p>11.0996013503</text:p>
          </table:table-cell>
          <table:table-cell office:value-type="float" office:value="6.95217952159">
            <text:p>6.9521795216</text:p>
          </table:table-cell>
          <table:table-cell office:value-type="float" office:value="2.96467574512">
            <text:p>2.9646757451</text:p>
          </table:table-cell>
          <table:table-cell office:value-type="float" office:value="2.94333174187">
            <text:p>2.9433317419</text:p>
          </table:table-cell>
          <table:table-cell office:value-type="float" office:value="3.16497732614">
            <text:p>3.1649773261</text:p>
          </table:table-cell>
          <table:table-cell office:value-type="float" office:value="3.13495605375">
            <text:p>3.134956053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7.54477839073">
            <text:p>7.5447783907</text:p>
          </table:table-cell>
          <table:table-cell office:value-type="float" office:value="7.73576564155">
            <text:p>7.7357656416</text:p>
          </table:table-cell>
          <table:table-cell office:value-type="float" office:value="7.32617488462">
            <text:p>7.3261748846</text:p>
          </table:table-cell>
          <table:table-cell office:value-type="float" office:value="2.17549356627">
            <text:p>2.1754935663</text:p>
          </table:table-cell>
          <table:table-cell office:value-type="float" office:value="2.59739647007">
            <text:p>2.5973964701</text:p>
          </table:table-cell>
          <table:table-cell office:value-type="float" office:value="2.55917225563">
            <text:p>2.5591722556</text:p>
          </table:table-cell>
          <table:table-cell office:value-type="float" office:value="3.625817052">
            <text:p>3.62581705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3.40462602969">
            <text:p>3.4046260297</text:p>
          </table:table-cell>
          <table:table-cell office:value-type="float" office:value="2.97991978943">
            <text:p>2.9799197894</text:p>
          </table:table-cell>
          <table:table-cell office:value-type="float" office:value="1.93166953318">
            <text:p>1.9316695332</text:p>
          </table:table-cell>
          <table:table-cell office:value-type="float" office:value="2.09411298758">
            <text:p>2.0941129876</text:p>
          </table:table-cell>
          <table:table-cell office:value-type="float" office:value="2.14807502268">
            <text:p>2.1480750227</text:p>
          </table:table-cell>
          <table:table-cell office:value-type="float" office:value="2.23680794423">
            <text:p>2.2368079442</text:p>
          </table:table-cell>
          <table:table-cell office:value-type="float" office:value="2.60598036224">
            <text:p>2.605980362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2.18178398699">
            <text:p>2.181783987</text:p>
          </table:table-cell>
          <table:table-cell office:value-type="float" office:value="2.61472596315">
            <text:p>2.6147259632</text:p>
          </table:table-cell>
          <table:table-cell office:value-type="float" office:value="2.16237936803">
            <text:p>2.162379368</text:p>
          </table:table-cell>
          <table:table-cell office:value-type="float" office:value="0.948505285292">
            <text:p>0.9485052853</text:p>
          </table:table-cell>
          <table:table-cell office:value-type="float" office:value="3.0306737443">
            <text:p>3.0306737443</text:p>
          </table:table-cell>
          <table:table-cell office:value-type="float" office:value="3.23341295569">
            <text:p>3.2334129557</text:p>
          </table:table-cell>
          <table:table-cell office:value-type="float" office:value="3.19413227351">
            <text:p>3.194132273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2.22700202185">
            <text:p>2.2270020219</text:p>
          </table:table-cell>
          <table:table-cell office:value-type="float" office:value="3.01544173011">
            <text:p>3.0154417301</text:p>
          </table:table-cell>
          <table:table-cell office:value-type="float" office:value="3.07256481909">
            <text:p>3.0725648191</text:p>
          </table:table-cell>
          <table:table-cell office:value-type="float" office:value="2.43214031593">
            <text:p>2.4321403159</text:p>
          </table:table-cell>
          <table:table-cell office:value-type="float" office:value="2.4362557957">
            <text:p>2.4362557957</text:p>
          </table:table-cell>
          <table:table-cell office:value-type="float" office:value="2.64196537868">
            <text:p>2.6419653787</text:p>
          </table:table-cell>
          <table:table-cell office:value-type="float" office:value="2.92754238703">
            <text:p>2.927542387</text:p>
          </table:table-cell>
          <table:table-cell office:value-type="float" office:value="3.13229938045">
            <text:p>3.1322993805</text:p>
          </table:table-cell>
          <table:table-cell office:value-type="float" office:value="3.12779089546">
            <text:p>3.127790895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3.65699108399">
            <text:p>3.656991084</text:p>
          </table:table-cell>
          <table:table-cell office:value-type="float" office:value="2.56192165382">
            <text:p>2.5619216538</text:p>
          </table:table-cell>
          <table:table-cell office:value-type="float" office:value="2.6772074466">
            <text:p>2.6772074466</text:p>
          </table:table-cell>
          <table:table-cell office:value-type="float" office:value="2.03438335648">
            <text:p>2.0343833565</text:p>
          </table:table-cell>
          <table:table-cell office:value-type="float" office:value="2.19662669166">
            <text:p>2.1966266917</text:p>
          </table:table-cell>
          <table:table-cell office:value-type="float" office:value="1.91779480417">
            <text:p>1.9177948042</text:p>
          </table:table-cell>
          <table:table-cell office:value-type="float" office:value="1.95750449427">
            <text:p>1.9575044943</text:p>
          </table:table-cell>
          <table:table-cell office:value-type="float" office:value="2.56214282307">
            <text:p>2.5621428231</text:p>
          </table:table-cell>
          <table:table-cell office:value-type="float" office:value="2.78577387986">
            <text:p>2.7857738799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3.51768644952">
            <text:p>3.5176864495</text:p>
          </table:table-cell>
          <table:table-cell office:value-type="float" office:value="5.13673229402">
            <text:p>5.136732294</text:p>
          </table:table-cell>
          <table:table-cell office:value-type="float" office:value="2.7355906812">
            <text:p>2.7355906812</text:p>
          </table:table-cell>
          <table:table-cell office:value-type="float" office:value="3.43669597662">
            <text:p>3.4366959766</text:p>
          </table:table-cell>
          <table:table-cell office:value-type="float" office:value="2.42560540864">
            <text:p>2.4256054086</text:p>
          </table:table-cell>
          <table:table-cell office:value-type="float" office:value="3.13097618402">
            <text:p>3.130976184</text:p>
          </table:table-cell>
          <table:table-cell office:value-type="float" office:value="4.34375262829">
            <text:p>4.3437526283</text:p>
          </table:table-cell>
          <table:table-cell office:value-type="float" office:value="3.55519330757">
            <text:p>3.5551933076</text:p>
          </table:table-cell>
          <table:table-cell office:value-type="float" office:value="4.08853577774">
            <text:p>4.088535777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4.04680401658">
            <text:p>4.0468040166</text:p>
          </table:table-cell>
          <table:table-cell office:value-type="float" office:value="2.77461782121">
            <text:p>2.7746178212</text:p>
          </table:table-cell>
          <table:table-cell office:value-type="float" office:value="2.54495595238">
            <text:p>2.5449559524</text:p>
          </table:table-cell>
          <table:table-cell office:value-type="float" office:value="2.50339553173">
            <text:p>2.5033955317</text:p>
          </table:table-cell>
          <table:table-cell office:value-type="float" office:value="3.22603130685">
            <text:p>3.2260313069</text:p>
          </table:table-cell>
          <table:table-cell office:value-type="float" office:value="3.94954543542">
            <text:p>3.9495454354</text:p>
          </table:table-cell>
          <table:table-cell office:value-type="float" office:value="3.76227709709">
            <text:p>3.7622770971</text:p>
          </table:table-cell>
          <table:table-cell office:value-type="float" office:value="3.49981588999">
            <text:p>3.49981589</text:p>
          </table:table-cell>
          <table:table-cell office:value-type="float" office:value="3.14011629652">
            <text:p>3.140116296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-2.71008391832">
            <text:p>-2.7100839183</text:p>
          </table:table-cell>
          <table:table-cell office:value-type="float" office:value="0.28573183376">
            <text:p>0.2857318338</text:p>
          </table:table-cell>
          <table:table-cell office:value-type="float" office:value="1.76995614669">
            <text:p>1.7699561467</text:p>
          </table:table-cell>
          <table:table-cell office:value-type="float" office:value="2.54299416941">
            <text:p>2.5429941694</text:p>
          </table:table-cell>
          <table:table-cell office:value-type="float" office:value="2.74455322921">
            <text:p>2.7445532292</text:p>
          </table:table-cell>
          <table:table-cell office:value-type="float" office:value="2.6357695243">
            <text:p>2.6357695243</text:p>
          </table:table-cell>
          <table:table-cell office:value-type="float" office:value="2.82657455444">
            <text:p>2.8265745544</text:p>
          </table:table-cell>
          <table:table-cell office:value-type="float" office:value="2.6434307111">
            <text:p>2.6434307111</text:p>
          </table:table-cell>
          <table:table-cell office:value-type="float" office:value="2.56187002215">
            <text:p>2.5618700222</text:p>
          </table:table-cell>
          <table:table-cell office:value-type="float" office:value="2.81891196059">
            <text:p>2.8189119606</text:p>
          </table:table-cell>
          <table:table-cell office:value-type="float" office:value="3.03506142549">
            <text:p>3.0350614255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3.74040134213">
            <text:p>3.7404013421</text:p>
          </table:table-cell>
          <table:table-cell office:value-type="float" office:value="-0.174412261925">
            <text:p>-0.1744122619</text:p>
          </table:table-cell>
          <table:table-cell office:value-type="float" office:value="1.16085563193">
            <text:p>1.1608556319</text:p>
          </table:table-cell>
          <table:table-cell office:value-type="float" office:value="2.25898225848">
            <text:p>2.2589822585</text:p>
          </table:table-cell>
          <table:table-cell office:value-type="float" office:value="2.12050430116">
            <text:p>2.1205043012</text:p>
          </table:table-cell>
          <table:table-cell office:value-type="float" office:value="2.98300850748">
            <text:p>2.9830085075</text:p>
          </table:table-cell>
          <table:table-cell office:value-type="float" office:value="3.39225135699">
            <text:p>3.392251357</text:p>
          </table:table-cell>
          <table:table-cell office:value-type="float" office:value="3.49405659365">
            <text:p>3.4940565937</text:p>
          </table:table-cell>
          <table:table-cell office:value-type="float" office:value="3.56750363654">
            <text:p>3.5675036365</text:p>
          </table:table-cell>
          <table:table-cell office:value-type="float" office:value="2.60586524031">
            <text:p>2.6058652403</text:p>
          </table:table-cell>
          <table:table-cell office:value-type="float" office:value="2.27261105589">
            <text:p>2.2726110559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1.90179490208">
            <text:p>1.9017949021</text:p>
          </table:table-cell>
          <table:table-cell office:value-type="float" office:value="0.443878070506">
            <text:p>0.4438780705</text:p>
          </table:table-cell>
          <table:table-cell office:value-type="float" office:value="2.61060510302">
            <text:p>2.610605103</text:p>
          </table:table-cell>
          <table:table-cell office:value-type="float" office:value="-3.7640601219">
            <text:p>-3.7640601219</text:p>
          </table:table-cell>
          <table:table-cell office:value-type="float" office:value="0.87125630995">
            <text:p>0.87125631</text:p>
          </table:table-cell>
          <table:table-cell office:value-type="float" office:value="-0.367686686055">
            <text:p>-0.3676866861</text:p>
          </table:table-cell>
          <table:table-cell office:value-type="float" office:value="2.46924942316">
            <text:p>2.4692494232</text:p>
          </table:table-cell>
          <table:table-cell office:value-type="float" office:value="2.21514329716">
            <text:p>2.2151432972</text:p>
          </table:table-cell>
          <table:table-cell office:value-type="float" office:value="2.38139407903">
            <text:p>2.381394079</text:p>
          </table:table-cell>
          <table:table-cell office:value-type="float" office:value="2.62171989065">
            <text:p>2.6217198907</text:p>
          </table:table-cell>
          <table:table-cell office:value-type="float" office:value="3.03035397566">
            <text:p>3.030353975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-0.430360431449">
            <text:p>-0.4303604314</text:p>
          </table:table-cell>
          <table:table-cell office:value-type="float" office:value="2.55400677561">
            <text:p>2.5540067756</text:p>
          </table:table-cell>
          <table:table-cell office:value-type="float" office:value="2.50037497045">
            <text:p>2.5003749705</text:p>
          </table:table-cell>
          <table:table-cell office:value-type="float" office:value="-2.57736164229">
            <text:p>-2.5773616423</text:p>
          </table:table-cell>
          <table:table-cell office:value-type="float" office:value="1.02381577664">
            <text:p>1.0238157766</text:p>
          </table:table-cell>
          <table:table-cell office:value-type="float" office:value="2.45435784544">
            <text:p>2.4543578454</text:p>
          </table:table-cell>
          <table:table-cell office:value-type="float" office:value="2.05510080842">
            <text:p>2.0551008084</text:p>
          </table:table-cell>
          <table:table-cell office:value-type="float" office:value="2.32621000755">
            <text:p>2.3262100076</text:p>
          </table:table-cell>
          <table:table-cell office:value-type="float" office:value="1.95872477439">
            <text:p>1.9587247744</text:p>
          </table:table-cell>
          <table:table-cell office:value-type="float" office:value="3.07445177184">
            <text:p>3.0744517718</text:p>
          </table:table-cell>
          <table:table-cell office:value-type="float" office:value="2.9108928748">
            <text:p>2.910892874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1.8476490705">
            <text:p>-11.8476490705</text:p>
          </table:table-cell>
          <table:table-cell office:value-type="float" office:value="-7.78250501639">
            <text:p>-7.7825050164</text:p>
          </table:table-cell>
          <table:table-cell office:value-type="float" office:value="1.19496579488">
            <text:p>1.1949657949</text:p>
          </table:table-cell>
          <table:table-cell office:value-type="float" office:value="-1.33953431077">
            <text:p>-1.3395343108</text:p>
          </table:table-cell>
          <table:table-cell office:value-type="float" office:value="-2.10617876479">
            <text:p>-2.1061787648</text:p>
          </table:table-cell>
          <table:table-cell office:value-type="float" office:value="-9.00354351978">
            <text:p>-9.0035435198</text:p>
          </table:table-cell>
          <table:table-cell office:value-type="float" office:value="0">
            <text:p>0</text:p>
          </table:table-cell>
          <table:table-cell office:value-type="float" office:value="1.0595732102">
            <text:p>1.0595732102</text:p>
          </table:table-cell>
          <table:table-cell office:value-type="float" office:value="2.9131464507">
            <text:p>2.9131464507</text:p>
          </table:table-cell>
          <table:table-cell office:value-type="float" office:value="2.68496875737">
            <text:p>2.6849687574</text:p>
          </table:table-cell>
          <table:table-cell office:value-type="float" office:value="-0.0294208172776">
            <text:p>-0.0294208173</text:p>
          </table:table-cell>
          <table:table-cell office:value-type="float" office:value="2.4850401505">
            <text:p>2.4850401505</text:p>
          </table:table-cell>
          <table:table-cell office:value-type="float" office:value="2.80863379112">
            <text:p>2.80863379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4.32442823605">
            <text:p>-4.3244282361</text:p>
          </table:table-cell>
          <table:table-cell office:value-type="float" office:value="-2.2132112952">
            <text:p>-2.2132112952</text:p>
          </table:table-cell>
          <table:table-cell office:value-type="float" office:value="-0.972589072226">
            <text:p>-0.9725890722</text:p>
          </table:table-cell>
          <table:table-cell office:value-type="float" office:value="0.231216612492">
            <text:p>0.2312166125</text:p>
          </table:table-cell>
          <table:table-cell office:value-type="float" office:value="1.81703166142">
            <text:p>1.8170316614</text:p>
          </table:table-cell>
          <table:table-cell office:value-type="float" office:value="-6.60211454417">
            <text:p>-6.6021145442</text:p>
          </table:table-cell>
          <table:table-cell office:value-type="float" office:value="-4.17881854515">
            <text:p>-4.1788185452</text:p>
          </table:table-cell>
          <table:table-cell office:value-type="float" office:value="1.52889234289">
            <text:p>1.5288923429</text:p>
          </table:table-cell>
          <table:table-cell office:value-type="float" office:value="1.47301417577">
            <text:p>1.4730141758</text:p>
          </table:table-cell>
          <table:table-cell office:value-type="float" office:value="0.926479286845">
            <text:p>0.9264792868</text:p>
          </table:table-cell>
          <table:table-cell office:value-type="float" office:value="2.24370242339">
            <text:p>2.2437024234</text:p>
          </table:table-cell>
          <table:table-cell office:value-type="float" office:value="2.42978174663">
            <text:p>2.4297817466</text:p>
          </table:table-cell>
          <table:table-cell office:value-type="float" office:value="3.18157901276">
            <text:p>3.18157901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.30048219491">
            <text:p>3.3004821949</text:p>
          </table:table-cell>
          <table:table-cell office:value-type="float" office:value="1.94132102694">
            <text:p>1.9413210269</text:p>
          </table:table-cell>
          <table:table-cell office:value-type="float" office:value="2.91038140286">
            <text:p>2.9103814029</text:p>
          </table:table-cell>
          <table:table-cell office:value-type="float" office:value="0.569668573341">
            <text:p>0.5696685733</text:p>
          </table:table-cell>
          <table:table-cell office:value-type="float" office:value="1.74527981231">
            <text:p>1.7452798123</text:p>
          </table:table-cell>
          <table:table-cell office:value-type="float" office:value="1.58808407267">
            <text:p>1.5880840727</text:p>
          </table:table-cell>
          <table:table-cell office:value-type="float" office:value="1.71259844057">
            <text:p>1.7125984406</text:p>
          </table:table-cell>
          <table:table-cell office:value-type="float" office:value="2.17246727025">
            <text:p>2.1724672703</text:p>
          </table:table-cell>
          <table:table-cell office:value-type="float" office:value="2.39596744647">
            <text:p>2.3959674465</text:p>
          </table:table-cell>
          <table:table-cell office:value-type="float" office:value="2.64897028584">
            <text:p>2.6489702858</text:p>
          </table:table-cell>
          <table:table-cell office:value-type="float" office:value="2.09955604486">
            <text:p>2.0995560449</text:p>
          </table:table-cell>
          <table:table-cell office:value-type="float" office:value="2.52303039592">
            <text:p>2.5230303959</text:p>
          </table:table-cell>
          <table:table-cell office:value-type="float" office:value="2.92671360694">
            <text:p>2.92671360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.54614939521">
            <text:p>1.5461493952</text:p>
          </table:table-cell>
          <table:table-cell office:value-type="float" office:value="2.72699003657">
            <text:p>2.7269900366</text:p>
          </table:table-cell>
          <table:table-cell office:value-type="float" office:value="2.53288963068">
            <text:p>2.5328896307</text:p>
          </table:table-cell>
          <table:table-cell office:value-type="float" office:value="1.10094499445">
            <text:p>1.1009449945</text:p>
          </table:table-cell>
          <table:table-cell office:value-type="float" office:value="1.03795343744">
            <text:p>1.0379534374</text:p>
          </table:table-cell>
          <table:table-cell office:value-type="float" office:value="1.88734870099">
            <text:p>1.887348701</text:p>
          </table:table-cell>
          <table:table-cell office:value-type="float" office:value="2.09391096492">
            <text:p>2.0939109649</text:p>
          </table:table-cell>
          <table:table-cell office:value-type="float" office:value="2.24870434969">
            <text:p>2.2487043497</text:p>
          </table:table-cell>
          <table:table-cell office:value-type="float" office:value="2.19681307212">
            <text:p>2.1968130721</text:p>
          </table:table-cell>
          <table:table-cell office:value-type="float" office:value="1.81048752536">
            <text:p>1.8104875254</text:p>
          </table:table-cell>
          <table:table-cell office:value-type="float" office:value="2.48215109704">
            <text:p>2.482151097</text:p>
          </table:table-cell>
          <table:table-cell office:value-type="float" office:value="3.00774890048">
            <text:p>3.0077489005</text:p>
          </table:table-cell>
          <table:table-cell office:value-type="float" office:value="3.10288963509">
            <text:p>3.10288963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13133129167">
            <text:p>1.1313312917</text:p>
          </table:table-cell>
          <table:table-cell office:value-type="float" office:value="2.42564531772">
            <text:p>2.4256453177</text:p>
          </table:table-cell>
          <table:table-cell office:value-type="float" office:value="3.03727786347">
            <text:p>3.0372778635</text:p>
          </table:table-cell>
          <table:table-cell office:value-type="float" office:value="2.05354430617">
            <text:p>2.0535443062</text:p>
          </table:table-cell>
          <table:table-cell office:value-type="float" office:value="1.96111960393">
            <text:p>1.9611196039</text:p>
          </table:table-cell>
          <table:table-cell office:value-type="float" office:value="2.212489877">
            <text:p>2.212489877</text:p>
          </table:table-cell>
          <table:table-cell office:value-type="float" office:value="2.2581757571">
            <text:p>2.2581757571</text:p>
          </table:table-cell>
          <table:table-cell office:value-type="float" office:value="2.74003352468">
            <text:p>2.7400335247</text:p>
          </table:table-cell>
          <table:table-cell office:value-type="float" office:value="3.40134293884">
            <text:p>3.4013429388</text:p>
          </table:table-cell>
          <table:table-cell office:value-type="float" office:value="3.32959021634">
            <text:p>3.3295902163</text:p>
          </table:table-cell>
          <table:table-cell office:value-type="float" office:value="3.15278181725">
            <text:p>3.1527818173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3.42446674845">
            <text:p>3.4244667485</text:p>
          </table:table-cell>
          <table:table-cell office:value-type="float" office:value="2.22569318673">
            <text:p>2.2256931867</text:p>
          </table:table-cell>
          <table:table-cell office:value-type="float" office:value="2.47353959518">
            <text:p>2.4735395952</text:p>
          </table:table-cell>
          <table:table-cell office:value-type="float" office:value="1.85146783427">
            <text:p>1.8514678343</text:p>
          </table:table-cell>
          <table:table-cell office:value-type="float" office:value="1.79232100796">
            <text:p>1.792321008</text:p>
          </table:table-cell>
          <table:table-cell office:value-type="float" office:value="1.32728192401">
            <text:p>1.327281924</text:p>
          </table:table-cell>
          <table:table-cell office:value-type="float" office:value="1.58482129873">
            <text:p>1.5848212987</text:p>
          </table:table-cell>
          <table:table-cell office:value-type="float" office:value="1.71113248547">
            <text:p>1.7111324855</text:p>
          </table:table-cell>
          <table:table-cell office:value-type="float" office:value="2.13658648622">
            <text:p>2.1365864862</text:p>
          </table:table-cell>
          <table:table-cell office:value-type="float" office:value="2.63846952403">
            <text:p>2.638469524</text:p>
          </table:table-cell>
          <table:table-cell office:value-type="float" office:value="3.1778969156">
            <text:p>3.177896915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3.62900855733">
            <text:p>3.6290085573</text:p>
          </table:table-cell>
          <table:table-cell office:value-type="float" office:value="2.35910715973">
            <text:p>2.3591071597</text:p>
          </table:table-cell>
          <table:table-cell office:value-type="float" office:value="2.41188334857">
            <text:p>2.4118833486</text:p>
          </table:table-cell>
          <table:table-cell office:value-type="float" office:value="2.96070020619">
            <text:p>2.9607002062</text:p>
          </table:table-cell>
          <table:table-cell office:value-type="float" office:value="2.22768881816">
            <text:p>2.2276888182</text:p>
          </table:table-cell>
          <table:table-cell office:value-type="float" office:value="2.62165342779">
            <text:p>2.6216534278</text:p>
          </table:table-cell>
          <table:table-cell office:value-type="float" office:value="1.59490021964">
            <text:p>1.5949002196</text:p>
          </table:table-cell>
          <table:table-cell office:value-type="float" office:value="0.14755090708">
            <text:p>0.1475509071</text:p>
          </table:table-cell>
          <table:table-cell office:value-type="float" office:value="1.82287942855">
            <text:p>1.8228794286</text:p>
          </table:table-cell>
          <table:table-cell office:value-type="float" office:value="2.26309424678">
            <text:p>2.2630942468</text:p>
          </table:table-cell>
          <table:table-cell office:value-type="float" office:value="2.52965143034">
            <text:p>2.5296514303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1.73251941607">
            <text:p>1.7325194161</text:p>
          </table:table-cell>
          <table:table-cell office:value-type="float" office:value="2.26966153719">
            <text:p>2.2696615372</text:p>
          </table:table-cell>
          <table:table-cell office:value-type="float" office:value="2.08253705578">
            <text:p>2.0825370558</text:p>
          </table:table-cell>
          <table:table-cell office:value-type="float" office:value="2.58027170498">
            <text:p>2.580271705</text:p>
          </table:table-cell>
          <table:table-cell office:value-type="float" office:value="2.25216957567">
            <text:p>2.2521695757</text:p>
          </table:table-cell>
          <table:table-cell office:value-type="float" office:value="1.64206211606">
            <text:p>1.6420621161</text:p>
          </table:table-cell>
          <table:table-cell office:value-type="float" office:value="1.89479033448">
            <text:p>1.8947903345</text:p>
          </table:table-cell>
          <table:table-cell office:value-type="float" office:value="1.77195928398">
            <text:p>1.771959284</text:p>
          </table:table-cell>
          <table:table-cell office:value-type="float" office:value="2.61518748382">
            <text:p>2.6151874838</text:p>
          </table:table-cell>
          <table:table-cell office:value-type="float" office:value="3.02392164139">
            <text:p>3.0239216414</text:p>
          </table:table-cell>
          <table:table-cell office:value-type="float" office:value="3.19598324401">
            <text:p>3.195983244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2.55522282901">
            <text:p>2.555222829</text:p>
          </table:table-cell>
          <table:table-cell office:value-type="float" office:value="3.28691593909">
            <text:p>3.2869159391</text:p>
          </table:table-cell>
          <table:table-cell office:value-type="float" office:value="3.3794968564">
            <text:p>3.3794968564</text:p>
          </table:table-cell>
          <table:table-cell office:value-type="float" office:value="2.49231404125">
            <text:p>2.4923140413</text:p>
          </table:table-cell>
          <table:table-cell office:value-type="float" office:value="2.42860254317">
            <text:p>2.4286025432</text:p>
          </table:table-cell>
          <table:table-cell office:value-type="float" office:value="2.46586789065">
            <text:p>2.4658678907</text:p>
          </table:table-cell>
          <table:table-cell office:value-type="float" office:value="2.73835645942">
            <text:p>2.7383564594</text:p>
          </table:table-cell>
          <table:table-cell office:value-type="float" office:value="3.0734687719">
            <text:p>3.0734687719</text:p>
          </table:table-cell>
          <table:table-cell office:value-type="float" office:value="3.07769986657">
            <text:p>3.0776998666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3.44394490885">
            <text:p>3.4439449089</text:p>
          </table:table-cell>
          <table:table-cell office:value-type="float" office:value="2.77813529715">
            <text:p>2.7781352972</text:p>
          </table:table-cell>
          <table:table-cell office:value-type="float" office:value="2.93768373028">
            <text:p>2.9376837303</text:p>
          </table:table-cell>
          <table:table-cell office:value-type="float" office:value="2.1090499116">
            <text:p>2.1090499116</text:p>
          </table:table-cell>
          <table:table-cell office:value-type="float" office:value="2.37398164211">
            <text:p>2.3739816421</text:p>
          </table:table-cell>
          <table:table-cell office:value-type="float" office:value="1.84913706228">
            <text:p>1.8491370623</text:p>
          </table:table-cell>
          <table:table-cell office:value-type="float" office:value="1.78912702764">
            <text:p>1.7891270276</text:p>
          </table:table-cell>
          <table:table-cell office:value-type="float" office:value="2.51146670509">
            <text:p>2.5114667051</text:p>
          </table:table-cell>
          <table:table-cell office:value-type="float" office:value="2.66510592513">
            <text:p>2.6651059251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3.45625177926">
            <text:p>3.4562517793</text:p>
          </table:table-cell>
          <table:table-cell office:value-type="float" office:value="7.59818802434">
            <text:p>7.5981880243</text:p>
          </table:table-cell>
          <table:table-cell office:value-type="float" office:value="3.11800552196">
            <text:p>3.118005522</text:p>
          </table:table-cell>
          <table:table-cell office:value-type="float" office:value="3.76965938133">
            <text:p>3.7696593813</text:p>
          </table:table-cell>
          <table:table-cell office:value-type="float" office:value="2.34737385434">
            <text:p>2.3473738543</text:p>
          </table:table-cell>
          <table:table-cell office:value-type="float" office:value="2.71915546086">
            <text:p>2.7191554609</text:p>
          </table:table-cell>
          <table:table-cell office:value-type="float" office:value="5.21695415085">
            <text:p>5.2169541509</text:p>
          </table:table-cell>
          <table:table-cell office:value-type="float" office:value="3.36390252597">
            <text:p>3.363902526</text:p>
          </table:table-cell>
          <table:table-cell office:value-type="float" office:value="4.72496316195">
            <text:p>4.72496316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5.65632334046">
            <text:p>5.6563233405</text:p>
          </table:table-cell>
          <table:table-cell office:value-type="float" office:value="3.07873377686">
            <text:p>3.0787337769</text:p>
          </table:table-cell>
          <table:table-cell office:value-type="float" office:value="3.52230193087">
            <text:p>3.5223019309</text:p>
          </table:table-cell>
          <table:table-cell office:value-type="float" office:value="2.2979246349">
            <text:p>2.2979246349</text:p>
          </table:table-cell>
          <table:table-cell office:value-type="float" office:value="4.10563229468">
            <text:p>4.1056322947</text:p>
          </table:table-cell>
          <table:table-cell office:value-type="float" office:value="3.88157233307">
            <text:p>3.8815723331</text:p>
          </table:table-cell>
          <table:table-cell office:value-type="float" office:value="4.34085534556">
            <text:p>4.3408553456</text:p>
          </table:table-cell>
          <table:table-cell office:value-type="float" office:value="4.033300821">
            <text:p>4.033300821</text:p>
          </table:table-cell>
          <table:table-cell office:value-type="float" office:value="3.14466076738">
            <text:p>3.144660767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21.827013517">
            <text:p>21.827013517</text:p>
          </table:table-cell>
          <table:table-cell office:value-type="float" office:value="15.2455793516">
            <text:p>15.2455793516</text:p>
          </table:table-cell>
          <table:table-cell office:value-type="float" office:value="8.97453716346">
            <text:p>8.9745371635</text:p>
          </table:table-cell>
          <table:table-cell office:value-type="float" office:value="3.03041251398">
            <text:p>3.030412514</text:p>
          </table:table-cell>
          <table:table-cell office:value-type="float" office:value="2.97993350746">
            <text:p>2.9799335075</text:p>
          </table:table-cell>
          <table:table-cell office:value-type="float" office:value="3.24133938583">
            <text:p>3.2413393858</text:p>
          </table:table-cell>
          <table:table-cell office:value-type="float" office:value="3.14530715916">
            <text:p>3.145307159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9.06884181611">
            <text:p>9.0688418161</text:p>
          </table:table-cell>
          <table:table-cell office:value-type="float" office:value="10.5975704787">
            <text:p>10.5975704787</text:p>
          </table:table-cell>
          <table:table-cell office:value-type="float" office:value="9.83219084762">
            <text:p>9.8321908476</text:p>
          </table:table-cell>
          <table:table-cell office:value-type="float" office:value="2.16351240729">
            <text:p>2.1635124073</text:p>
          </table:table-cell>
          <table:table-cell office:value-type="float" office:value="2.96224957116">
            <text:p>2.9622495712</text:p>
          </table:table-cell>
          <table:table-cell office:value-type="float" office:value="2.53728539634">
            <text:p>2.5372853963</text:p>
          </table:table-cell>
          <table:table-cell office:value-type="float" office:value="4.09200829224">
            <text:p>4.092008292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3.47932977328">
            <text:p>3.4793297733</text:p>
          </table:table-cell>
          <table:table-cell office:value-type="float" office:value="3.12879206773">
            <text:p>3.1287920677</text:p>
          </table:table-cell>
          <table:table-cell office:value-type="float" office:value="2.01204796141">
            <text:p>2.0120479614</text:p>
          </table:table-cell>
          <table:table-cell office:value-type="float" office:value="2.13160643147">
            <text:p>2.1316064315</text:p>
          </table:table-cell>
          <table:table-cell office:value-type="float" office:value="2.16284554342">
            <text:p>2.1628455434</text:p>
          </table:table-cell>
          <table:table-cell office:value-type="float" office:value="2.2605478706">
            <text:p>2.2605478706</text:p>
          </table:table-cell>
          <table:table-cell office:value-type="float" office:value="2.59829828257">
            <text:p>2.5982982826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2.30992732734">
            <text:p>2.3099273273</text:p>
          </table:table-cell>
          <table:table-cell office:value-type="float" office:value="2.67906898662">
            <text:p>2.6790689866</text:p>
          </table:table-cell>
          <table:table-cell office:value-type="float" office:value="2.17280975935">
            <text:p>2.1728097594</text:p>
          </table:table-cell>
          <table:table-cell office:value-type="float" office:value="1.02182561349">
            <text:p>1.0218256135</text:p>
          </table:table-cell>
          <table:table-cell office:value-type="float" office:value="3.01638515446">
            <text:p>3.0163851545</text:p>
          </table:table-cell>
          <table:table-cell office:value-type="float" office:value="3.19803532325">
            <text:p>3.1980353233</text:p>
          </table:table-cell>
          <table:table-cell office:value-type="float" office:value="3.16664665232">
            <text:p>3.1666466523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343454392155">
            <text:p>0.3434543922</text:p>
          </table:table-cell>
          <table:table-cell office:value-type="float" office:value="2.08402289887">
            <text:p>2.0840228989</text:p>
          </table:table-cell>
          <table:table-cell office:value-type="float" office:value="3.17531625827">
            <text:p>3.1753162583</text:p>
          </table:table-cell>
          <table:table-cell office:value-type="float" office:value="3.10950736472">
            <text:p>3.1095073647</text:p>
          </table:table-cell>
          <table:table-cell office:value-type="float" office:value="3.09870630454">
            <text:p>3.098706304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3.27053254685">
            <text:p>3.2705325469</text:p>
          </table:table-cell>
          <table:table-cell office:value-type="float" office:value="1.19556024381">
            <text:p>1.1955602438</text:p>
          </table:table-cell>
          <table:table-cell office:value-type="float" office:value="2.33966769393">
            <text:p>2.3396676939</text:p>
          </table:table-cell>
          <table:table-cell office:value-type="float" office:value="2.19018054759">
            <text:p>2.1901805476</text:p>
          </table:table-cell>
          <table:table-cell office:value-type="float" office:value="2.70606379754">
            <text:p>2.706063797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3.49040111921">
            <text:p>3.4904011192</text:p>
          </table:table-cell>
          <table:table-cell office:value-type="float" office:value="0.238371692891">
            <text:p>0.2383716929</text:p>
          </table:table-cell>
          <table:table-cell office:value-type="float" office:value="2.57520442432">
            <text:p>2.5752044243</text:p>
          </table:table-cell>
          <table:table-cell office:value-type="float" office:value="1.81894023757">
            <text:p>1.8189402376</text:p>
          </table:table-cell>
          <table:table-cell office:value-type="float" office:value="2.60848565935">
            <text:p>2.608485659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51081578205">
            <text:p>1.5108157821</text:p>
          </table:table-cell>
          <table:table-cell office:value-type="float" office:value="2.31520403901">
            <text:p>2.315204039</text:p>
          </table:table-cell>
          <table:table-cell office:value-type="float" office:value="1.42326353482">
            <text:p>1.4232635348</text:p>
          </table:table-cell>
          <table:table-cell office:value-type="float" office:value="3.44792762949">
            <text:p>3.4479276295</text:p>
          </table:table-cell>
          <table:table-cell office:value-type="float" office:value="3.19516977298">
            <text:p>3.19516977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2.14668689887">
            <text:p>2.1466868989</text:p>
          </table:table-cell>
          <table:table-cell office:value-type="float" office:value="3.90704377162">
            <text:p>3.9070437716</text:p>
          </table:table-cell>
          <table:table-cell office:value-type="float" office:value="3.42054576519">
            <text:p>3.420545765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3.82759436734">
            <text:p>3.8275943673</text:p>
          </table:table-cell>
          <table:table-cell office:value-type="float" office:value="2.70666680386">
            <text:p>2.7066668039</text:p>
          </table:table-cell>
          <table:table-cell office:value-type="float" office:value="2.95581656774">
            <text:p>2.955816567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3.92695146203">
            <text:p>3.926951462</text:p>
          </table:table-cell>
          <table:table-cell office:value-type="float" office:value="2.65948829588">
            <text:p>2.6594882959</text:p>
          </table:table-cell>
          <table:table-cell office:value-type="float" office:value="3.451828806">
            <text:p>3.45182880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2.08699222499">
            <text:p>2.086992225</text:p>
          </table:table-cell>
          <table:table-cell office:value-type="float" office:value="4.19862983665">
            <text:p>4.1986298367</text:p>
          </table:table-cell>
          <table:table-cell office:value-type="float" office:value="3.37955392295">
            <text:p>3.37955392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5.08059739969">
            <text:p>5.0805973997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3.93370362837">
            <text:p>3.9337036284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[]</text:p>
          </table:table-cell>
          <table:table-cell office:value-type="float" office:value="4.04170322947">
            <text:p>4.0417032295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[]</text:p>
          </table:table-cell>
          <table:table-cell office:value-type="float" office:value="4.76132692528">
            <text:p>4.7613269253</text:p>
          </table:table-cell>
          <table:table-cell table:number-columns-repeated="6" office:value-type="string">
            <text:p>[]</text:p>
          </table:table-cell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3.85037164801">
            <text:p>3.85037164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2.71041819932">
            <text:p>2.710418199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2.81565414027">
            <text:p>2.815654140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3.53015083391">
            <text:p>3.530150833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918273470795">
            <text:p>0.9182734708</text:p>
          </table:table-cell>
          <table:table-cell office:value-type="float" office:value="2.69834326477">
            <text:p>2.6983432648</text:p>
          </table:table-cell>
          <table:table-cell office:value-type="float" office:value="2.19929399587">
            <text:p>2.199293995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2.61632929354">
            <text:p>2.6163292935</text:p>
          </table:table-cell>
          <table:table-cell office:value-type="float" office:value="1.4787685801">
            <text:p>1.4787685801</text:p>
          </table:table-cell>
          <table:table-cell office:value-type="float" office:value="1.73338090882">
            <text:p>1.733380908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2.68701861232">
            <text:p>2.6870186123</text:p>
          </table:table-cell>
          <table:table-cell office:value-type="float" office:value="1.42521494428">
            <text:p>1.4252149443</text:p>
          </table:table-cell>
          <table:table-cell office:value-type="float" office:value="2.2147386423">
            <text:p>2.214738642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852439989712">
            <text:p>0.8524399897</text:p>
          </table:table-cell>
          <table:table-cell office:value-type="float" office:value="2.96338100917">
            <text:p>2.9633810092</text:p>
          </table:table-cell>
          <table:table-cell office:value-type="float" office:value="2.14507936517">
            <text:p>2.145079365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-0.864276828537">
            <text:p>-0.8642768285</text:p>
          </table:table-cell>
          <table:table-cell office:value-type="float" office:value="0.861428122786">
            <text:p>0.8614281228</text:p>
          </table:table-cell>
          <table:table-cell office:value-type="float" office:value="1.98828518215">
            <text:p>1.9882851822</text:p>
          </table:table-cell>
          <table:table-cell office:value-type="float" office:value="1.88972217263">
            <text:p>1.8897221726</text:p>
          </table:table-cell>
          <table:table-cell office:value-type="float" office:value="1.87537671882">
            <text:p>1.875376718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99617482412">
            <text:p>1.9961748241</text:p>
          </table:table-cell>
          <table:table-cell office:value-type="float" office:value="-0.0234524473092">
            <text:p>-0.0234524473</text:p>
          </table:table-cell>
          <table:table-cell office:value-type="float" office:value="1.11288528736">
            <text:p>1.1128852874</text:p>
          </table:table-cell>
          <table:table-cell office:value-type="float" office:value="0.955591127618">
            <text:p>0.9555911276</text:p>
          </table:table-cell>
          <table:table-cell office:value-type="float" office:value="1.4840266395">
            <text:p>1.484026639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2.2491836996">
            <text:p>2.2491836996</text:p>
          </table:table-cell>
          <table:table-cell office:value-type="float" office:value="-0.539771955648">
            <text:p>-0.5397719556</text:p>
          </table:table-cell>
          <table:table-cell office:value-type="float" office:value="1.35022225169">
            <text:p>1.3502222517</text:p>
          </table:table-cell>
          <table:table-cell office:value-type="float" office:value="0.800813866762">
            <text:p>0.8008138668</text:p>
          </table:table-cell>
          <table:table-cell office:value-type="float" office:value="1.45737564649">
            <text:p>1.457375646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0.394995328958">
            <text:p>0.394995329</text:p>
          </table:table-cell>
          <table:table-cell office:value-type="float" office:value="1.08075740646">
            <text:p>1.0807574065</text:p>
          </table:table-cell>
          <table:table-cell office:value-type="float" office:value="0.677059273671">
            <text:p>0.6770592737</text:p>
          </table:table-cell>
          <table:table-cell office:value-type="float" office:value="2.21435038683">
            <text:p>2.2143503868</text:p>
          </table:table-cell>
          <table:table-cell office:value-type="float" office:value="1.96684298869">
            <text:p>1.9668429887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4.0630746999">
            <text:p>14.0630746999</text:p>
          </table:table-cell>
          <table:table-cell office:value-type="float" office:value="9.93533163808">
            <text:p>9.9353316381</text:p>
          </table:table-cell>
          <table:table-cell office:value-type="float" office:value="5.76820735351">
            <text:p>5.7682073535</text:p>
          </table:table-cell>
          <table:table-cell office:value-type="float" office:value="1.72561031458">
            <text:p>1.7256103146</text:p>
          </table:table-cell>
          <table:table-cell office:value-type="float" office:value="1.71092054327">
            <text:p>1.7109205433</text:p>
          </table:table-cell>
          <table:table-cell office:value-type="float" office:value="1.92958756601">
            <text:p>1.929587566</text:p>
          </table:table-cell>
          <table:table-cell office:value-type="float" office:value="1.90138648351">
            <text:p>1.901386483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6.27949495515">
            <text:p>6.2794949552</text:p>
          </table:table-cell>
          <table:table-cell office:value-type="float" office:value="6.55605803775">
            <text:p>6.5560580378</text:p>
          </table:table-cell>
          <table:table-cell office:value-type="float" office:value="6.14453980827">
            <text:p>6.1445398083</text:p>
          </table:table-cell>
          <table:table-cell office:value-type="float" office:value="0.939728339942">
            <text:p>0.9397283399</text:p>
          </table:table-cell>
          <table:table-cell office:value-type="float" office:value="1.3803621899">
            <text:p>1.3803621899</text:p>
          </table:table-cell>
          <table:table-cell office:value-type="float" office:value="1.32678201143">
            <text:p>1.3267820114</text:p>
          </table:table-cell>
          <table:table-cell office:value-type="float" office:value="2.37908678811">
            <text:p>2.3790867881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2.18041004193">
            <text:p>2.1804100419</text:p>
          </table:table-cell>
          <table:table-cell office:value-type="float" office:value="1.75830772825">
            <text:p>1.7583077283</text:p>
          </table:table-cell>
          <table:table-cell office:value-type="float" office:value="0.676050786508">
            <text:p>0.6760507865</text:p>
          </table:table-cell>
          <table:table-cell office:value-type="float" office:value="0.867987513439">
            <text:p>0.8679875134</text:p>
          </table:table-cell>
          <table:table-cell office:value-type="float" office:value="0.914864383747">
            <text:p>0.9148643837</text:p>
          </table:table-cell>
          <table:table-cell office:value-type="float" office:value="0.975206122602">
            <text:p>0.9752061226</text:p>
          </table:table-cell>
          <table:table-cell office:value-type="float" office:value="1.38843815431">
            <text:p>1.3884381543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0.944055790058">
            <text:p>0.9440557901</text:p>
          </table:table-cell>
          <table:table-cell office:value-type="float" office:value="1.39476326706">
            <text:p>1.3947632671</text:p>
          </table:table-cell>
          <table:table-cell office:value-type="float" office:value="0.916966287914">
            <text:p>0.9169662879</text:p>
          </table:table-cell>
          <table:table-cell office:value-type="float" office:value="-0.238445912033">
            <text:p>-0.238445912</text:p>
          </table:table-cell>
          <table:table-cell office:value-type="float" office:value="1.78797141169">
            <text:p>1.7879714117</text:p>
          </table:table-cell>
          <table:table-cell office:value-type="float" office:value="1.99280467257">
            <text:p>1.9928046726</text:p>
          </table:table-cell>
          <table:table-cell office:value-type="float" office:value="1.96402010124">
            <text:p>1.964020101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0187047327">
            <text:p>1.0187047327</text:p>
          </table:table-cell>
          <table:table-cell office:value-type="float" office:value="1.81327080766">
            <text:p>1.8132708077</text:p>
          </table:table-cell>
          <table:table-cell office:value-type="float" office:value="1.8902832196">
            <text:p>1.8902832196</text:p>
          </table:table-cell>
          <table:table-cell office:value-type="float" office:value="1.22139388555">
            <text:p>1.2213938856</text:p>
          </table:table-cell>
          <table:table-cell office:value-type="float" office:value="1.20800551781">
            <text:p>1.2080055178</text:p>
          </table:table-cell>
          <table:table-cell office:value-type="float" office:value="1.40120301023">
            <text:p>1.4012030102</text:p>
          </table:table-cell>
          <table:table-cell office:value-type="float" office:value="1.68497391853">
            <text:p>1.6849739185</text:p>
          </table:table-cell>
          <table:table-cell office:value-type="float" office:value="1.8899411986">
            <text:p>1.8899411986</text:p>
          </table:table-cell>
          <table:table-cell office:value-type="float" office:value="1.88718716083">
            <text:p>1.887187160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2.41253149904">
            <text:p>2.412531499</text:p>
          </table:table-cell>
          <table:table-cell office:value-type="float" office:value="1.34631046104">
            <text:p>1.346310461</text:p>
          </table:table-cell>
          <table:table-cell office:value-type="float" office:value="1.47633581216">
            <text:p>1.4763358122</text:p>
          </table:table-cell>
          <table:table-cell office:value-type="float" office:value="0.823083126933">
            <text:p>0.8230831269</text:p>
          </table:table-cell>
          <table:table-cell office:value-type="float" office:value="0.991682828189">
            <text:p>0.9916828282</text:p>
          </table:table-cell>
          <table:table-cell office:value-type="float" office:value="0.696054013185">
            <text:p>0.6960540132</text:p>
          </table:table-cell>
          <table:table-cell office:value-type="float" office:value="0.728743733549">
            <text:p>0.7287437335</text:p>
          </table:table-cell>
          <table:table-cell office:value-type="float" office:value="1.32806257418">
            <text:p>1.3280625742</text:p>
          </table:table-cell>
          <table:table-cell office:value-type="float" office:value="1.54016224208">
            <text:p>1.5401622421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2.19320088539">
            <text:p>2.1932008854</text:p>
          </table:table-cell>
          <table:table-cell office:value-type="float" office:value="4.52804308634">
            <text:p>4.5280430863</text:p>
          </table:table-cell>
          <table:table-cell office:value-type="float" office:value="1.52362023463">
            <text:p>1.5236202346</text:p>
          </table:table-cell>
          <table:table-cell office:value-type="float" office:value="2.01193443365">
            <text:p>2.0119344337</text:p>
          </table:table-cell>
          <table:table-cell office:value-type="float" office:value="1.15490340621">
            <text:p>1.1549034062</text:p>
          </table:table-cell>
          <table:table-cell office:value-type="float" office:value="1.92374508967">
            <text:p>1.9237450897</text:p>
          </table:table-cell>
          <table:table-cell office:value-type="float" office:value="3.57498002404">
            <text:p>3.574980024</text:p>
          </table:table-cell>
          <table:table-cell office:value-type="float" office:value="2.32657385942">
            <text:p>2.3265738594</text:p>
          </table:table-cell>
          <table:table-cell office:value-type="float" office:value="2.6755544801">
            <text:p>2.6755544801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3.4247353331">
            <text:p>3.4247353331</text:p>
          </table:table-cell>
          <table:table-cell office:value-type="float" office:value="1.75701768461">
            <text:p>1.7570176846</text:p>
          </table:table-cell>
          <table:table-cell office:value-type="float" office:value="1.31842206107">
            <text:p>1.3184220611</text:p>
          </table:table-cell>
          <table:table-cell office:value-type="float" office:value="1.17604128057">
            <text:p>1.1760412806</text:p>
          </table:table-cell>
          <table:table-cell office:value-type="float" office:value="1.82917158176">
            <text:p>1.8291715818</text:p>
          </table:table-cell>
          <table:table-cell office:value-type="float" office:value="2.78028218549">
            <text:p>2.7802821855</text:p>
          </table:table-cell>
          <table:table-cell office:value-type="float" office:value="2.60998154151">
            <text:p>2.6099815415</text:p>
          </table:table-cell>
          <table:table-cell office:value-type="float" office:value="2.19995004927">
            <text:p>2.1999500493</text:p>
          </table:table-cell>
          <table:table-cell office:value-type="float" office:value="1.90002457655">
            <text:p>1.900024576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924039200236">
            <text:p>0.9240392002</text:p>
          </table:table-cell>
          <table:table-cell office:value-type="float" office:value="1.37413692555">
            <text:p>1.3741369256</text:p>
          </table:table-cell>
          <table:table-cell office:value-type="float" office:value="1.74159001466">
            <text:p>1.7415900147</text:p>
          </table:table-cell>
          <table:table-cell office:value-type="float" office:value="1.21741724097">
            <text:p>1.217417241</text:p>
          </table:table-cell>
          <table:table-cell office:value-type="float" office:value="0.595345852642">
            <text:p>0.5953458526</text:p>
          </table:table-cell>
          <table:table-cell office:value-type="float" office:value="0">
            <text:p>0</text:p>
          </table:table-cell>
          <table:table-cell office:value-type="float" office:value="0.850687927072">
            <text:p>0.8506879271</text:p>
          </table:table-cell>
          <table:table-cell office:value-type="float" office:value="1.71835231561">
            <text:p>1.7183523156</text:p>
          </table:table-cell>
          <table:table-cell office:value-type="float" office:value="1.71658010032">
            <text:p>1.7165801003</text:p>
          </table:table-cell>
          <table:table-cell office:value-type="float" office:value="1.30873649126">
            <text:p>1.3087364913</text:p>
          </table:table-cell>
          <table:table-cell office:value-type="float" office:value="1.70772939355">
            <text:p>1.70772939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44540119429">
            <text:p>2.4454011943</text:p>
          </table:table-cell>
          <table:table-cell office:value-type="float" office:value="1.23632048634">
            <text:p>1.2363204863</text:p>
          </table:table-cell>
          <table:table-cell office:value-type="float" office:value="1.26069439107">
            <text:p>1.2606943911</text:p>
          </table:table-cell>
          <table:table-cell office:value-type="float" office:value="0.897115646409">
            <text:p>0.8971156464</text:p>
          </table:table-cell>
          <table:table-cell office:value-type="float" office:value="0.290557121591">
            <text:p>0.2905571216</text:p>
          </table:table-cell>
          <table:table-cell office:value-type="float" office:value="1.86595249989">
            <text:p>1.8659524999</text:p>
          </table:table-cell>
          <table:table-cell office:value-type="float" office:value="2.49000347952">
            <text:p>2.4900034795</text:p>
          </table:table-cell>
          <table:table-cell office:value-type="float" office:value="3.04393435929">
            <text:p>3.0439343593</text:p>
          </table:table-cell>
          <table:table-cell office:value-type="float" office:value="4.09499199135">
            <text:p>4.0949919914</text:p>
          </table:table-cell>
          <table:table-cell office:value-type="float" office:value="1.17893070345">
            <text:p>1.1789307035</text:p>
          </table:table-cell>
          <table:table-cell office:value-type="float" office:value="1.30563125819">
            <text:p>1.30563125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06755644205">
            <text:p>2.0675564421</text:p>
          </table:table-cell>
          <table:table-cell office:value-type="float" office:value="3.67062637806">
            <text:p>3.6706263781</text:p>
          </table:table-cell>
          <table:table-cell office:value-type="float" office:value="1.24295448227">
            <text:p>1.2429544823</text:p>
          </table:table-cell>
          <table:table-cell office:value-type="float" office:value="1.50656010508">
            <text:p>1.5065601051</text:p>
          </table:table-cell>
          <table:table-cell office:value-type="float" office:value="0.649113394007">
            <text:p>0.649113394</text:p>
          </table:table-cell>
          <table:table-cell office:value-type="float" office:value="1.15460582994">
            <text:p>1.1546058299</text:p>
          </table:table-cell>
          <table:table-cell office:value-type="float" office:value="1.34097582618">
            <text:p>1.3409758262</text:p>
          </table:table-cell>
          <table:table-cell office:value-type="float" office:value="2.50391868535">
            <text:p>2.5039186854</text:p>
          </table:table-cell>
          <table:table-cell office:value-type="float" office:value="1.31103207764">
            <text:p>1.3110320776</text:p>
          </table:table-cell>
          <table:table-cell office:value-type="float" office:value="1.22436511176">
            <text:p>1.2243651118</text:p>
          </table:table-cell>
          <table:table-cell office:value-type="float" office:value="1.86955230232">
            <text:p>1.86955230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66131833463">
            <text:p>3.6613183346</text:p>
          </table:table-cell>
          <table:table-cell office:value-type="float" office:value="1.07035520502">
            <text:p>1.070355205</text:p>
          </table:table-cell>
          <table:table-cell office:value-type="float" office:value="1.14080070259">
            <text:p>1.1408007026</text:p>
          </table:table-cell>
          <table:table-cell office:value-type="float" office:value="1.16491400539">
            <text:p>1.1649140054</text:p>
          </table:table-cell>
          <table:table-cell office:value-type="float" office:value="0.834517059696">
            <text:p>0.8345170597</text:p>
          </table:table-cell>
          <table:table-cell office:value-type="float" office:value="1.41089501164">
            <text:p>1.4108950116</text:p>
          </table:table-cell>
          <table:table-cell office:value-type="float" office:value="0.757503301644">
            <text:p>0.7575033016</text:p>
          </table:table-cell>
          <table:table-cell office:value-type="float" office:value="1.13294604697">
            <text:p>1.132946047</text:p>
          </table:table-cell>
          <table:table-cell office:value-type="float" office:value="1.04429625356">
            <text:p>1.0442962536</text:p>
          </table:table-cell>
          <table:table-cell office:value-type="float" office:value="1.64296665594">
            <text:p>1.6429666559</text:p>
          </table:table-cell>
          <table:table-cell office:value-type="float" office:value="1.82361123433">
            <text:p>1.82361123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976883016543">
            <text:p>0.9768830165</text:p>
          </table:table-cell>
          <table:table-cell office:value-type="float" office:value="1.72526227212">
            <text:p>1.7252622721</text:p>
          </table:table-cell>
          <table:table-cell office:value-type="float" office:value="1.83363365538">
            <text:p>1.8336336554</text:p>
          </table:table-cell>
          <table:table-cell office:value-type="float" office:value="1.18433088086">
            <text:p>1.1843308809</text:p>
          </table:table-cell>
          <table:table-cell office:value-type="float" office:value="1.20392285742">
            <text:p>1.2039228574</text:p>
          </table:table-cell>
          <table:table-cell office:value-type="float" office:value="1.43785896506">
            <text:p>1.4378589651</text:p>
          </table:table-cell>
          <table:table-cell office:value-type="float" office:value="1.73083657437">
            <text:p>1.7308365744</text:p>
          </table:table-cell>
          <table:table-cell office:value-type="float" office:value="1.85583088417">
            <text:p>1.8558308842</text:p>
          </table:table-cell>
          <table:table-cell office:value-type="float" office:value="1.86655576657">
            <text:p>1.866555766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2.64897798407">
            <text:p>2.6489779841</text:p>
          </table:table-cell>
          <table:table-cell office:value-type="float" office:value="1.25936137448">
            <text:p>1.2593613745</text:p>
          </table:table-cell>
          <table:table-cell office:value-type="float" office:value="1.40710734709">
            <text:p>1.4071073471</text:p>
          </table:table-cell>
          <table:table-cell office:value-type="float" office:value="0.815224550245">
            <text:p>0.8152245502</text:p>
          </table:table-cell>
          <table:table-cell office:value-type="float" office:value="0.967299984847">
            <text:p>0.9672999848</text:p>
          </table:table-cell>
          <table:table-cell office:value-type="float" office:value="0.728394139022">
            <text:p>0.728394139</text:p>
          </table:table-cell>
          <table:table-cell office:value-type="float" office:value="0.765754036898">
            <text:p>0.7657540369</text:p>
          </table:table-cell>
          <table:table-cell office:value-type="float" office:value="1.31681702413">
            <text:p>1.3168170241</text:p>
          </table:table-cell>
          <table:table-cell office:value-type="float" office:value="1.57392177017">
            <text:p>1.5739217702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2.1830147442">
            <text:p>2.1830147442</text:p>
          </table:table-cell>
          <table:table-cell office:value-type="float" office:value="6.4832514737">
            <text:p>6.4832514737</text:p>
          </table:table-cell>
          <table:table-cell office:value-type="float" office:value="1.77538846339">
            <text:p>1.7753884634</text:p>
          </table:table-cell>
          <table:table-cell office:value-type="float" office:value="2.42168445242">
            <text:p>2.4216844524</text:p>
          </table:table-cell>
          <table:table-cell office:value-type="float" office:value="1.1184319477">
            <text:p>1.1184319477</text:p>
          </table:table-cell>
          <table:table-cell office:value-type="float" office:value="1.4676939622">
            <text:p>1.4676939622</text:p>
          </table:table-cell>
          <table:table-cell office:value-type="float" office:value="4.1954013347">
            <text:p>4.1954013347</text:p>
          </table:table-cell>
          <table:table-cell office:value-type="float" office:value="2.13817006795">
            <text:p>2.138170068</text:p>
          </table:table-cell>
          <table:table-cell office:value-type="float" office:value="3.43763928228">
            <text:p>3.4376392823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4.48100636084">
            <text:p>4.4810063608</text:p>
          </table:table-cell>
          <table:table-cell office:value-type="float" office:value="1.77091395363">
            <text:p>1.7709139536</text:p>
          </table:table-cell>
          <table:table-cell office:value-type="float" office:value="2.15173461678">
            <text:p>2.1517346168</text:p>
          </table:table-cell>
          <table:table-cell office:value-type="float" office:value="1.06434227508">
            <text:p>1.0643422751</text:p>
          </table:table-cell>
          <table:table-cell office:value-type="float" office:value="2.77785140134">
            <text:p>2.7778514013</text:p>
          </table:table-cell>
          <table:table-cell office:value-type="float" office:value="2.81959884155">
            <text:p>2.8195988416</text:p>
          </table:table-cell>
          <table:table-cell office:value-type="float" office:value="3.29769229329">
            <text:p>3.2976922933</text:p>
          </table:table-cell>
          <table:table-cell office:value-type="float" office:value="2.74162482345">
            <text:p>2.7416248235</text:p>
          </table:table-cell>
          <table:table-cell office:value-type="float" office:value="1.95706410102">
            <text:p>1.957064101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20.2836797789">
            <text:p>20.2836797789</text:p>
          </table:table-cell>
          <table:table-cell office:value-type="float" office:value="13.7497418019">
            <text:p>13.7497418019</text:p>
          </table:table-cell>
          <table:table-cell office:value-type="float" office:value="7.54324439871">
            <text:p>7.5432443987</text:p>
          </table:table-cell>
          <table:table-cell office:value-type="float" office:value="1.85441396083">
            <text:p>1.8544139608</text:p>
          </table:table-cell>
          <table:table-cell office:value-type="float" office:value="1.800448252">
            <text:p>1.800448252</text:p>
          </table:table-cell>
          <table:table-cell office:value-type="float" office:value="2.08289094014">
            <text:p>2.0828909401</text:p>
          </table:table-cell>
          <table:table-cell office:value-type="float" office:value="1.96094227604">
            <text:p>1.960942276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8.06110229682">
            <text:p>8.0611022968</text:p>
          </table:table-cell>
          <table:table-cell office:value-type="float" office:value="9.12954874821">
            <text:p>9.1295487482</text:p>
          </table:table-cell>
          <table:table-cell office:value-type="float" office:value="8.38464577785">
            <text:p>8.3846457779</text:p>
          </table:table-cell>
          <table:table-cell office:value-type="float" office:value="0.945488280987">
            <text:p>0.945488281</text:p>
          </table:table-cell>
          <table:table-cell office:value-type="float" office:value="1.6381056673">
            <text:p>1.6381056673</text:p>
          </table:table-cell>
          <table:table-cell office:value-type="float" office:value="1.32804112948">
            <text:p>1.3280411295</text:p>
          </table:table-cell>
          <table:table-cell office:value-type="float" office:value="3.0036677407">
            <text:p>3.003667740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2.2120713348">
            <text:p>2.2120713348</text:p>
          </table:table-cell>
          <table:table-cell office:value-type="float" office:value="1.84858456995">
            <text:p>1.84858457</text:p>
          </table:table-cell>
          <table:table-cell office:value-type="float" office:value="0.771019170119">
            <text:p>0.7710191701</text:p>
          </table:table-cell>
          <table:table-cell office:value-type="float" office:value="0.87722091257">
            <text:p>0.8772209126</text:p>
          </table:table-cell>
          <table:table-cell office:value-type="float" office:value="0.923645392755">
            <text:p>0.9236453928</text:p>
          </table:table-cell>
          <table:table-cell office:value-type="float" office:value="1.06675309385">
            <text:p>1.0667530939</text:p>
          </table:table-cell>
          <table:table-cell office:value-type="float" office:value="1.36707574042">
            <text:p>1.367075740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1.04410995022">
            <text:p>1.0441099502</text:p>
          </table:table-cell>
          <table:table-cell office:value-type="float" office:value="1.4159200057">
            <text:p>1.4159200057</text:p>
          </table:table-cell>
          <table:table-cell office:value-type="float" office:value="0.942191474232">
            <text:p>0.9421914742</text:p>
          </table:table-cell>
          <table:table-cell office:value-type="float" office:value="-0.249099359321">
            <text:p>-0.2490993593</text:p>
          </table:table-cell>
          <table:table-cell office:value-type="float" office:value="1.82065351922">
            <text:p>1.8206535192</text:p>
          </table:table-cell>
          <table:table-cell office:value-type="float" office:value="1.99180929795">
            <text:p>1.991809298</text:p>
          </table:table-cell>
          <table:table-cell office:value-type="float" office:value="1.94667079946">
            <text:p>1.946670799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-0.881898412847">
            <text:p>-0.8818984128</text:p>
          </table:table-cell>
          <table:table-cell office:value-type="float" office:value="0.855418099">
            <text:p>0.855418099</text:p>
          </table:table-cell>
          <table:table-cell office:value-type="float" office:value="1.94651707967">
            <text:p>1.9465170797</text:p>
          </table:table-cell>
          <table:table-cell office:value-type="float" office:value="1.88122598422">
            <text:p>1.8812259842</text:p>
          </table:table-cell>
          <table:table-cell office:value-type="float" office:value="1.87073988683">
            <text:p>1.870739886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2.01853185682">
            <text:p>2.0185318568</text:p>
          </table:table-cell>
          <table:table-cell office:value-type="float" office:value="-0.033695887318">
            <text:p>-0.0336958873</text:p>
          </table:table-cell>
          <table:table-cell office:value-type="float" office:value="1.1061406603">
            <text:p>1.1061406603</text:p>
          </table:table-cell>
          <table:table-cell office:value-type="float" office:value="0.952163796121">
            <text:p>0.9521637961</text:p>
          </table:table-cell>
          <table:table-cell office:value-type="float" office:value="1.4808041521">
            <text:p>1.4808041521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2.25415688691">
            <text:p>2.2541568869</text:p>
          </table:table-cell>
          <table:table-cell office:value-type="float" office:value="-0.981719040511">
            <text:p>-0.9817190405</text:p>
          </table:table-cell>
          <table:table-cell office:value-type="float" office:value="1.34186085016">
            <text:p>1.3418608502</text:p>
          </table:table-cell>
          <table:table-cell office:value-type="float" office:value="0.579893537281">
            <text:p>0.5798935373</text:p>
          </table:table-cell>
          <table:table-cell office:value-type="float" office:value="1.38366221709">
            <text:p>1.3836622171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0.286024541819">
            <text:p>0.2860245418</text:p>
          </table:table-cell>
          <table:table-cell office:value-type="float" office:value="1.08551846249">
            <text:p>1.0855184625</text:p>
          </table:table-cell>
          <table:table-cell office:value-type="float" office:value="0.182459788434">
            <text:p>0.1824597884</text:p>
          </table:table-cell>
          <table:table-cell office:value-type="float" office:value="2.21707277071">
            <text:p>2.2170727707</text:p>
          </table:table-cell>
          <table:table-cell office:value-type="float" office:value="1.96430661473">
            <text:p>1.9643066147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915225608285">
            <text:p>0.9152256083</text:p>
          </table:table-cell>
          <table:table-cell office:value-type="float" office:value="2.67636856334">
            <text:p>2.6763685633</text:p>
          </table:table-cell>
          <table:table-cell office:value-type="float" office:value="2.18978285433">
            <text:p>2.189782854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2.59475654785">
            <text:p>2.5947565479</text:p>
          </table:table-cell>
          <table:table-cell office:value-type="float" office:value="1.47519173194">
            <text:p>1.4751917319</text:p>
          </table:table-cell>
          <table:table-cell office:value-type="float" office:value="1.72478911868">
            <text:p>1.724789118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2.69387398793">
            <text:p>2.6938739879</text:p>
          </table:table-cell>
          <table:table-cell office:value-type="float" office:value="1.4286414568">
            <text:p>1.4286414568</text:p>
          </table:table-cell>
          <table:table-cell office:value-type="float" office:value="2.22183938891">
            <text:p>2.221839388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856215692208">
            <text:p>0.8562156922</text:p>
          </table:table-cell>
          <table:table-cell office:value-type="float" office:value="2.96868862882">
            <text:p>2.9686886288</text:p>
          </table:table-cell>
          <table:table-cell office:value-type="float" office:value="2.14886240823">
            <text:p>2.148862408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3.84919281167">
            <text:p>3.849192811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2.70215333734">
            <text:p>2.702153337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2.80996357612">
            <text:p>2.809963576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3.53029350322">
            <text:p>3.5302935032</text:p>
          </table:table-cell>
          <table:table-cell table:number-columns-repeated="5" office:value-type="string">
            <text:p>[]</text:p>
          </table:table-cell>
        </table:table-row>
      </table:table>
      <table:table table:name="Sheet4" table:style-name="ta1">
        <table:table-column table:style-name="co1" table:number-columns-repeated="13" table:default-cell-style-name="Default"/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2.6958787218">
            <text:p>2.695878721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2.17282531003">
            <text:p>2.1728253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2.17959151754">
            <text:p>2.179591517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0.95754029604">
            <text:p>0.95754029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2.12448005704">
            <text:p>2.124480057</text:p>
          </table:table-cell>
          <table:table-cell office:value-type="float" office:value="3.8692128946">
            <text:p>3.8692128946</text:p>
          </table:table-cell>
          <table:table-cell office:value-type="float" office:value="2.10740767285">
            <text:p>2.107407672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0194667485">
            <text:p>1.8019466749</text:p>
          </table:table-cell>
          <table:table-cell office:value-type="float" office:value="1.9378874563">
            <text:p>1.9378874563</text:p>
          </table:table-cell>
          <table:table-cell office:value-type="float" office:value="1.79805538341">
            <text:p>1.798055383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8235633589">
            <text:p>1.8235633589</text:p>
          </table:table-cell>
          <table:table-cell office:value-type="float" office:value="1.65685848811">
            <text:p>1.6568584881</text:p>
          </table:table-cell>
          <table:table-cell office:value-type="float" office:value="1.94204768587">
            <text:p>1.942047685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15408227052">
            <text:p>1.1540822705</text:p>
          </table:table-cell>
          <table:table-cell office:value-type="float" office:value="1.51822037045">
            <text:p>1.5182203705</text:p>
          </table:table-cell>
          <table:table-cell office:value-type="float" office:value="0.727384520074">
            <text:p>0.727384520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7.94469580855">
            <text:p>7.9446958086</text:p>
          </table:table-cell>
          <table:table-cell office:value-type="float" office:value="2.57326383449">
            <text:p>2.5732638345</text:p>
          </table:table-cell>
          <table:table-cell office:value-type="float" office:value="2.46974934032">
            <text:p>2.4697493403</text:p>
          </table:table-cell>
          <table:table-cell office:value-type="float" office:value="2.57647858024">
            <text:p>2.5764785802</text:p>
          </table:table-cell>
          <table:table-cell office:value-type="float" office:value="10.8885087298">
            <text:p>10.888508729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2.08971831473">
            <text:p>2.0897183147</text:p>
          </table:table-cell>
          <table:table-cell office:value-type="float" office:value="1.71433235473">
            <text:p>1.7143323547</text:p>
          </table:table-cell>
          <table:table-cell office:value-type="float" office:value="1.02491510479">
            <text:p>1.0249151048</text:p>
          </table:table-cell>
          <table:table-cell office:value-type="float" office:value="1.69271651574">
            <text:p>1.6927165157</text:p>
          </table:table-cell>
          <table:table-cell office:value-type="float" office:value="2.33909750073">
            <text:p>2.3390975007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1.56590184669">
            <text:p>1.5659018467</text:p>
          </table:table-cell>
          <table:table-cell office:value-type="float" office:value="1.4705174108">
            <text:p>1.4705174108</text:p>
          </table:table-cell>
          <table:table-cell office:value-type="float" office:value="1.44223147944">
            <text:p>1.4422314794</text:p>
          </table:table-cell>
          <table:table-cell office:value-type="float" office:value="1.29221929706">
            <text:p>1.2922192971</text:p>
          </table:table-cell>
          <table:table-cell office:value-type="float" office:value="1.57517006617">
            <text:p>1.575170066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0.805716122291">
            <text:p>0.8057161223</text:p>
          </table:table-cell>
          <table:table-cell office:value-type="float" office:value="0.724086858328">
            <text:p>0.7240868583</text:p>
          </table:table-cell>
          <table:table-cell office:value-type="float" office:value="1.40892381613">
            <text:p>1.4089238161</text:p>
          </table:table-cell>
          <table:table-cell office:value-type="float" office:value="0.679367114524">
            <text:p>0.6793671145</text:p>
          </table:table-cell>
          <table:table-cell office:value-type="float" office:value="0.824713272631">
            <text:p>0.8247132726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72172321863">
            <text:p>1.7217232186</text:p>
          </table:table-cell>
          <table:table-cell office:value-type="float" office:value="9.56196410992">
            <text:p>9.5619641099</text:p>
          </table:table-cell>
          <table:table-cell office:value-type="float" office:value="2.00003546135">
            <text:p>2.0000354614</text:p>
          </table:table-cell>
          <table:table-cell office:value-type="float" office:value="1.58048241322">
            <text:p>1.5804824132</text:p>
          </table:table-cell>
          <table:table-cell office:value-type="float" office:value="1.98935614701">
            <text:p>1.989356147</text:p>
          </table:table-cell>
          <table:table-cell office:value-type="float" office:value="13.4695848367">
            <text:p>13.4695848367</text:p>
          </table:table-cell>
          <table:table-cell office:value-type="float" office:value="1.65652010049">
            <text:p>1.656520100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74733348988">
            <text:p>1.7473334899</text:p>
          </table:table-cell>
          <table:table-cell office:value-type="float" office:value="1.97974904813">
            <text:p>1.9797490481</text:p>
          </table:table-cell>
          <table:table-cell office:value-type="float" office:value="1.17112029301">
            <text:p>1.171120293</text:p>
          </table:table-cell>
          <table:table-cell office:value-type="float" office:value="0.743558170373">
            <text:p>0.7435581704</text:p>
          </table:table-cell>
          <table:table-cell office:value-type="float" office:value="1.15627023744">
            <text:p>1.1562702374</text:p>
          </table:table-cell>
          <table:table-cell office:value-type="float" office:value="2.1076796734">
            <text:p>2.1076796734</text:p>
          </table:table-cell>
          <table:table-cell office:value-type="float" office:value="1.72941193247">
            <text:p>1.729411932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1.10494659096">
            <text:p>1.104946591</text:p>
          </table:table-cell>
          <table:table-cell office:value-type="float" office:value="0.705943372447">
            <text:p>0.7059433724</text:p>
          </table:table-cell>
          <table:table-cell office:value-type="float" office:value="1.36023223712">
            <text:p>1.3602322371</text:p>
          </table:table-cell>
          <table:table-cell office:value-type="float" office:value="0.639680920672">
            <text:p>0.6396809207</text:p>
          </table:table-cell>
          <table:table-cell office:value-type="float" office:value="1.42011282087">
            <text:p>1.4201128209</text:p>
          </table:table-cell>
          <table:table-cell office:value-type="float" office:value="0.798363808607">
            <text:p>0.7983638086</text:p>
          </table:table-cell>
          <table:table-cell office:value-type="float" office:value="0.987651598459">
            <text:p>0.987651598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0.764679628738">
            <text:p>0.7646796287</text:p>
          </table:table-cell>
          <table:table-cell office:value-type="float" office:value="-0.0947579432923">
            <text:p>-0.0947579433</text:p>
          </table:table-cell>
          <table:table-cell office:value-type="float" office:value="1.70136915305">
            <text:p>1.7013691531</text:p>
          </table:table-cell>
          <table:table-cell office:value-type="float" office:value="1.13195199569">
            <text:p>1.1319519957</text:p>
          </table:table-cell>
          <table:table-cell office:value-type="float" office:value="1.99021594483">
            <text:p>1.9902159448</text:p>
          </table:table-cell>
          <table:table-cell office:value-type="float" office:value="-0.107722878245">
            <text:p>-0.1077228782</text:p>
          </table:table-cell>
          <table:table-cell office:value-type="float" office:value="0.530812239652">
            <text:p>0.530812239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2.11894514706">
            <text:p>2.1189451471</text:p>
          </table:table-cell>
          <table:table-cell office:value-type="float" office:value="2.35850075487">
            <text:p>2.3585007549</text:p>
          </table:table-cell>
          <table:table-cell office:value-type="float" office:value="5.84310197993">
            <text:p>5.8431019799</text:p>
          </table:table-cell>
          <table:table-cell office:value-type="float" office:value="1.47628501057">
            <text:p>1.4762850106</text:p>
          </table:table-cell>
          <table:table-cell office:value-type="float" office:value="0.949875600064">
            <text:p>0.9498756001</text:p>
          </table:table-cell>
          <table:table-cell office:value-type="float" office:value="1.45923224123">
            <text:p>1.4592322412</text:p>
          </table:table-cell>
          <table:table-cell office:value-type="float" office:value="7.85152280892">
            <text:p>7.8515228089</text:p>
          </table:table-cell>
          <table:table-cell office:value-type="float" office:value="2.29340440028">
            <text:p>2.2934044003</text:p>
          </table:table-cell>
          <table:table-cell office:value-type="float" office:value="2.1044888625">
            <text:p>2.1044888625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70728876104">
            <text:p>1.707288761</text:p>
          </table:table-cell>
          <table:table-cell office:value-type="float" office:value="1.69836902227">
            <text:p>1.6983690223</text:p>
          </table:table-cell>
          <table:table-cell office:value-type="float" office:value="1.1434098892">
            <text:p>1.1434098892</text:p>
          </table:table-cell>
          <table:table-cell office:value-type="float" office:value="1.05429193515">
            <text:p>1.0542919352</text:p>
          </table:table-cell>
          <table:table-cell office:value-type="float" office:value="0.399623148365">
            <text:p>0.3996231484</text:p>
          </table:table-cell>
          <table:table-cell office:value-type="float" office:value="1.02953911139">
            <text:p>1.0295391114</text:p>
          </table:table-cell>
          <table:table-cell office:value-type="float" office:value="1.13387475372">
            <text:p>1.1338747537</text:p>
          </table:table-cell>
          <table:table-cell office:value-type="float" office:value="1.67869765353">
            <text:p>1.6786976535</text:p>
          </table:table-cell>
          <table:table-cell office:value-type="float" office:value="1.70018318314">
            <text:p>1.7001831831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2.9164119949">
            <text:p>2.9164119949</text:p>
          </table:table-cell>
          <table:table-cell office:value-type="float" office:value="1.15358918208">
            <text:p>1.1535891821</text:p>
          </table:table-cell>
          <table:table-cell office:value-type="float" office:value="0.932697921096">
            <text:p>0.9326979211</text:p>
          </table:table-cell>
          <table:table-cell office:value-type="float" office:value="1.19323858726">
            <text:p>1.1932385873</text:p>
          </table:table-cell>
          <table:table-cell office:value-type="float" office:value="1.05364936768">
            <text:p>1.0536493677</text:p>
          </table:table-cell>
          <table:table-cell office:value-type="float" office:value="1.05719701093">
            <text:p>1.0571970109</text:p>
          </table:table-cell>
          <table:table-cell office:value-type="float" office:value="0.989655590885">
            <text:p>0.9896555909</text:p>
          </table:table-cell>
          <table:table-cell office:value-type="float" office:value="1.14077196101">
            <text:p>1.140771961</text:p>
          </table:table-cell>
          <table:table-cell office:value-type="float" office:value="2.92564937513">
            <text:p>2.9256493751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3.29434789965">
            <text:p>3.2943478997</text:p>
          </table:table-cell>
          <table:table-cell office:value-type="float" office:value="-0.91008352028">
            <text:p>-0.9100835203</text:p>
          </table:table-cell>
          <table:table-cell office:value-type="float" office:value="0.642495157884">
            <text:p>0.6424951579</text:p>
          </table:table-cell>
          <table:table-cell office:value-type="float" office:value="1.42714857857">
            <text:p>1.4271485786</text:p>
          </table:table-cell>
          <table:table-cell office:value-type="float" office:value="1.19029360102">
            <text:p>1.190293601</text:p>
          </table:table-cell>
          <table:table-cell office:value-type="float" office:value="1.78001499498">
            <text:p>1.780014995</text:p>
          </table:table-cell>
          <table:table-cell office:value-type="float" office:value="0.63546423135">
            <text:p>0.6354642314</text:p>
          </table:table-cell>
          <table:table-cell office:value-type="float" office:value="-1.70816875874">
            <text:p>-1.7081687587</text:p>
          </table:table-cell>
          <table:table-cell office:value-type="float" office:value="3.30229724069">
            <text:p>3.302297240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.85037164801">
            <text:p>3.850371648</text:p>
          </table:table-cell>
          <table:table-cell office:value-type="float" office:value="2.69834326477">
            <text:p>2.6983432648</text:p>
          </table:table-cell>
          <table:table-cell office:value-type="float" office:value="1.98828518215">
            <text:p>1.9882851822</text:p>
          </table:table-cell>
          <table:table-cell office:value-type="float" office:value="1.72561031458">
            <text:p>1.7256103146</text:p>
          </table:table-cell>
          <table:table-cell office:value-type="float" office:value="1.20800551781">
            <text:p>1.2080055178</text:p>
          </table:table-cell>
          <table:table-cell office:value-type="float" office:value="0">
            <text:p>0</text:p>
          </table:table-cell>
          <table:table-cell office:value-type="float" office:value="1.20392285742">
            <text:p>1.2039228574</text:p>
          </table:table-cell>
          <table:table-cell office:value-type="float" office:value="1.85441396083">
            <text:p>1.8544139608</text:p>
          </table:table-cell>
          <table:table-cell office:value-type="float" office:value="1.94651707967">
            <text:p>1.9465170797</text:p>
          </table:table-cell>
          <table:table-cell office:value-type="float" office:value="2.67636856334">
            <text:p>2.6763685633</text:p>
          </table:table-cell>
          <table:table-cell office:value-type="float" office:value="3.84919281167">
            <text:p>3.84919281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71041819932">
            <text:p>2.7104181993</text:p>
          </table:table-cell>
          <table:table-cell office:value-type="float" office:value="1.4787685801">
            <text:p>1.4787685801</text:p>
          </table:table-cell>
          <table:table-cell office:value-type="float" office:value="1.11288528736">
            <text:p>1.1128852874</text:p>
          </table:table-cell>
          <table:table-cell office:value-type="float" office:value="0.939728339942">
            <text:p>0.9397283399</text:p>
          </table:table-cell>
          <table:table-cell office:value-type="float" office:value="0.991682828189">
            <text:p>0.9916828282</text:p>
          </table:table-cell>
          <table:table-cell office:value-type="float" office:value="1.86595249989">
            <text:p>1.8659524999</text:p>
          </table:table-cell>
          <table:table-cell office:value-type="float" office:value="0.967299984847">
            <text:p>0.9672999848</text:p>
          </table:table-cell>
          <table:table-cell office:value-type="float" office:value="0.945488280987">
            <text:p>0.945488281</text:p>
          </table:table-cell>
          <table:table-cell office:value-type="float" office:value="1.1061406603">
            <text:p>1.1061406603</text:p>
          </table:table-cell>
          <table:table-cell office:value-type="float" office:value="1.47519173194">
            <text:p>1.4751917319</text:p>
          </table:table-cell>
          <table:table-cell office:value-type="float" office:value="2.70215333734">
            <text:p>2.70215333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81565414027">
            <text:p>2.8156541403</text:p>
          </table:table-cell>
          <table:table-cell office:value-type="float" office:value="1.42521494428">
            <text:p>1.4252149443</text:p>
          </table:table-cell>
          <table:table-cell office:value-type="float" office:value="1.35022225169">
            <text:p>1.3502222517</text:p>
          </table:table-cell>
          <table:table-cell office:value-type="float" office:value="0.867987513439">
            <text:p>0.8679875134</text:p>
          </table:table-cell>
          <table:table-cell office:value-type="float" office:value="1.15490340621">
            <text:p>1.1549034062</text:p>
          </table:table-cell>
          <table:table-cell office:value-type="float" office:value="1.15460582994">
            <text:p>1.1546058299</text:p>
          </table:table-cell>
          <table:table-cell office:value-type="float" office:value="1.1184319477">
            <text:p>1.1184319477</text:p>
          </table:table-cell>
          <table:table-cell office:value-type="float" office:value="0.87722091257">
            <text:p>0.8772209126</text:p>
          </table:table-cell>
          <table:table-cell office:value-type="float" office:value="1.34186085016">
            <text:p>1.3418608502</text:p>
          </table:table-cell>
          <table:table-cell office:value-type="float" office:value="1.4286414568">
            <text:p>1.4286414568</text:p>
          </table:table-cell>
          <table:table-cell office:value-type="float" office:value="2.80996357612">
            <text:p>2.80996357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53015083391">
            <text:p>3.5301508339</text:p>
          </table:table-cell>
          <table:table-cell office:value-type="float" office:value="2.96338100917">
            <text:p>2.9633810092</text:p>
          </table:table-cell>
          <table:table-cell office:value-type="float" office:value="0.677059273671">
            <text:p>0.6770592737</text:p>
          </table:table-cell>
          <table:table-cell office:value-type="float" office:value="-0.238445912033">
            <text:p>-0.238445912</text:p>
          </table:table-cell>
          <table:table-cell office:value-type="float" office:value="1.82917158176">
            <text:p>1.8291715818</text:p>
          </table:table-cell>
          <table:table-cell office:value-type="float" office:value="1.41089501164">
            <text:p>1.4108950116</text:p>
          </table:table-cell>
          <table:table-cell office:value-type="float" office:value="2.77785140134">
            <text:p>2.7778514013</text:p>
          </table:table-cell>
          <table:table-cell office:value-type="float" office:value="-0.249099359321">
            <text:p>-0.2490993593</text:p>
          </table:table-cell>
          <table:table-cell office:value-type="float" office:value="0.182459788434">
            <text:p>0.1824597884</text:p>
          </table:table-cell>
          <table:table-cell office:value-type="float" office:value="2.96868862882">
            <text:p>2.9686886288</text:p>
          </table:table-cell>
          <table:table-cell office:value-type="float" office:value="3.53029350322">
            <text:p>3.53029350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2.2732743451">
            <text:p>2.2732743451</text:p>
          </table:table-cell>
          <table:table-cell office:value-type="float" office:value="1.16343347361">
            <text:p>1.1634334736</text:p>
          </table:table-cell>
          <table:table-cell office:value-type="float" office:value="1.21171052696">
            <text:p>1.211710527</text:p>
          </table:table-cell>
          <table:table-cell office:value-type="float" office:value="1.02791389082">
            <text:p>1.0279138908</text:p>
          </table:table-cell>
          <table:table-cell office:value-type="float" office:value="2.04611255779">
            <text:p>2.0461125578</text:p>
          </table:table-cell>
          <table:table-cell office:value-type="float" office:value="1.01564507163">
            <text:p>1.0156450716</text:p>
          </table:table-cell>
          <table:table-cell office:value-type="float" office:value="1.18562232923">
            <text:p>1.1856223292</text:p>
          </table:table-cell>
          <table:table-cell office:value-type="float" office:value="1.14680319172">
            <text:p>1.1468031917</text:p>
          </table:table-cell>
          <table:table-cell office:value-type="float" office:value="2.25927212784">
            <text:p>2.259272127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2.5386703341">
            <text:p>2.5386703341</text:p>
          </table:table-cell>
          <table:table-cell office:value-type="float" office:value="1.21778317705">
            <text:p>1.2177831771</text:p>
          </table:table-cell>
          <table:table-cell office:value-type="float" office:value="1.53342190003">
            <text:p>1.5334219</text:p>
          </table:table-cell>
          <table:table-cell office:value-type="float" office:value="0.782909098459">
            <text:p>0.7829090985</text:p>
          </table:table-cell>
          <table:table-cell office:value-type="float" office:value="2.21590310367">
            <text:p>2.2159031037</text:p>
          </table:table-cell>
          <table:table-cell office:value-type="float" office:value="0.809179393529">
            <text:p>0.8091793935</text:p>
          </table:table-cell>
          <table:table-cell office:value-type="float" office:value="1.96799989567">
            <text:p>1.9679998957</text:p>
          </table:table-cell>
          <table:table-cell office:value-type="float" office:value="1.21678315365">
            <text:p>1.2167831537</text:p>
          </table:table-cell>
          <table:table-cell office:value-type="float" office:value="2.53494347162">
            <text:p>2.534943471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1.68578517472">
            <text:p>1.6857851747</text:p>
          </table:table-cell>
          <table:table-cell office:value-type="float" office:value="1.6384589048">
            <text:p>1.6384589048</text:p>
          </table:table-cell>
          <table:table-cell office:value-type="float" office:value="1.13168258779">
            <text:p>1.1316825878</text:p>
          </table:table-cell>
          <table:table-cell office:value-type="float" office:value="1.18527090442">
            <text:p>1.1852709044</text:p>
          </table:table-cell>
          <table:table-cell office:value-type="float" office:value="1.01579509356">
            <text:p>1.0157950936</text:p>
          </table:table-cell>
          <table:table-cell office:value-type="float" office:value="1.18044018543">
            <text:p>1.1804401854</text:p>
          </table:table-cell>
          <table:table-cell office:value-type="float" office:value="1.13146561811">
            <text:p>1.1314656181</text:p>
          </table:table-cell>
          <table:table-cell office:value-type="float" office:value="1.57748319696">
            <text:p>1.577483197</text:p>
          </table:table-cell>
          <table:table-cell office:value-type="float" office:value="1.6915123276">
            <text:p>1.691512327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1.90705680789">
            <text:p>1.9070568079</text:p>
          </table:table-cell>
          <table:table-cell office:value-type="float" office:value="-0.73262831166">
            <text:p>-0.7326283117</text:p>
          </table:table-cell>
          <table:table-cell office:value-type="float" office:value="-2.64954097137">
            <text:p>-2.6495409714</text:p>
          </table:table-cell>
          <table:table-cell office:value-type="float" office:value="2.42553155892">
            <text:p>2.4255315589</text:p>
          </table:table-cell>
          <table:table-cell office:value-type="float" office:value="0.989995188537">
            <text:p>0.9899951885</text:p>
          </table:table-cell>
          <table:table-cell office:value-type="float" office:value="3.9484786155">
            <text:p>3.9484786155</text:p>
          </table:table-cell>
          <table:table-cell office:value-type="float" office:value="-2.58709663499">
            <text:p>-2.587096635</text:p>
          </table:table-cell>
          <table:table-cell office:value-type="float" office:value="-1.75483158585">
            <text:p>-1.7548315859</text:p>
          </table:table-cell>
          <table:table-cell office:value-type="float" office:value="1.91179683661">
            <text:p>1.911796836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21061935494">
            <text:p>1.2106193549</text:p>
          </table:table-cell>
          <table:table-cell office:value-type="float" office:value="1.04861008999">
            <text:p>1.04861009</text:p>
          </table:table-cell>
          <table:table-cell office:value-type="float" office:value="0.840443644687">
            <text:p>0.8404436447</text:p>
          </table:table-cell>
          <table:table-cell office:value-type="float" office:value="2.85298257388">
            <text:p>2.8529825739</text:p>
          </table:table-cell>
          <table:table-cell office:value-type="float" office:value="0.848712336574">
            <text:p>0.8487123366</text:p>
          </table:table-cell>
          <table:table-cell office:value-type="float" office:value="1.03187995277">
            <text:p>1.0318799528</text:p>
          </table:table-cell>
          <table:table-cell office:value-type="float" office:value="1.19837329372">
            <text:p>1.198373293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2.16533353902">
            <text:p>2.165333539</text:p>
          </table:table-cell>
          <table:table-cell office:value-type="float" office:value="1.40223587082">
            <text:p>1.4022358708</text:p>
          </table:table-cell>
          <table:table-cell office:value-type="float" office:value="0.734501564326">
            <text:p>0.7345015643</text:p>
          </table:table-cell>
          <table:table-cell office:value-type="float" office:value="1.37528954134">
            <text:p>1.3752895413</text:p>
          </table:table-cell>
          <table:table-cell office:value-type="float" office:value="0.731405142633">
            <text:p>0.7314051426</text:p>
          </table:table-cell>
          <table:table-cell office:value-type="float" office:value="1.6194771895">
            <text:p>1.6194771895</text:p>
          </table:table-cell>
          <table:table-cell office:value-type="float" office:value="2.1391450425">
            <text:p>2.139145042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1.590090955">
            <text:p>1.590090955</text:p>
          </table:table-cell>
          <table:table-cell office:value-type="float" office:value="0.64113212799">
            <text:p>0.641132128</text:p>
          </table:table-cell>
          <table:table-cell office:value-type="float" office:value="1.47422022303">
            <text:p>1.474220223</text:p>
          </table:table-cell>
          <table:table-cell office:value-type="float" office:value="1.15973065695">
            <text:p>1.159730657</text:p>
          </table:table-cell>
          <table:table-cell office:value-type="float" office:value="1.74171183317">
            <text:p>1.7417118332</text:p>
          </table:table-cell>
          <table:table-cell office:value-type="float" office:value="0.633054852973">
            <text:p>0.633054853</text:p>
          </table:table-cell>
          <table:table-cell office:value-type="float" office:value="1.49165087975">
            <text:p>1.4916508798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0.668012493499">
            <text:p>0.6680124935</text:p>
          </table:table-cell>
          <table:table-cell office:value-type="float" office:value="-3.57195105223">
            <text:p>-3.5719510522</text:p>
          </table:table-cell>
          <table:table-cell office:value-type="float" office:value="2.19420314824">
            <text:p>2.1942031482</text:p>
          </table:table-cell>
          <table:table-cell office:value-type="float" office:value="2.73695120783">
            <text:p>2.7369512078</text:p>
          </table:table-cell>
          <table:table-cell office:value-type="float" office:value="4.62897137727">
            <text:p>4.6289713773</text:p>
          </table:table-cell>
          <table:table-cell office:value-type="float" office:value="-3.46440654419">
            <text:p>-3.4644065442</text:p>
          </table:table-cell>
          <table:table-cell office:value-type="float" office:value="0.311751256686">
            <text:p>0.311751256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937744778931">
            <text:p>0.9377447789</text:p>
          </table:table-cell>
          <table:table-cell office:value-type="float" office:value="0.625774330389">
            <text:p>0.6257743304</text:p>
          </table:table-cell>
          <table:table-cell office:value-type="float" office:value="3.97032025269">
            <text:p>3.9703202527</text:p>
          </table:table-cell>
          <table:table-cell office:value-type="float" office:value="0.631391425576">
            <text:p>0.6313914256</text:p>
          </table:table-cell>
          <table:table-cell office:value-type="float" office:value="1.01868255491">
            <text:p>1.0186825549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2.07821769159">
            <text:p>2.0782176916</text:p>
          </table:table-cell>
          <table:table-cell office:value-type="float" office:value="1.0840016418">
            <text:p>1.0840016418</text:p>
          </table:table-cell>
          <table:table-cell office:value-type="float" office:value="1.93130213016">
            <text:p>1.9313021302</text:p>
          </table:table-cell>
          <table:table-cell office:value-type="float" office:value="1.08570451662">
            <text:p>1.0857045166</text:p>
          </table:table-cell>
          <table:table-cell office:value-type="float" office:value="2.079180992">
            <text:p>2.07918099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0.598019803155">
            <text:p>0.5980198032</text:p>
          </table:table-cell>
          <table:table-cell office:value-type="float" office:value="2.02623511328">
            <text:p>2.0262351133</text:p>
          </table:table-cell>
          <table:table-cell office:value-type="float" office:value="1.3376841232">
            <text:p>1.3376841232</text:p>
          </table:table-cell>
          <table:table-cell office:value-type="float" office:value="3.2346979174">
            <text:p>3.2346979174</text:p>
          </table:table-cell>
          <table:table-cell office:value-type="float" office:value="0.580056039">
            <text:p>0.580056039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0.498890902003">
            <text:p>0.498890902</text:p>
          </table:table-cell>
          <table:table-cell office:value-type="float" office:value="0.992479169964">
            <text:p>0.99247917</text:p>
          </table:table-cell>
          <table:table-cell office:value-type="float" office:value="5.87495609192">
            <text:p>5.8749560919</text:p>
          </table:table-cell>
          <table:table-cell office:value-type="float" office:value="3.41874242107">
            <text:p>3.4187424211</text:p>
          </table:table-cell>
          <table:table-cell office:value-type="float" office:value="0.503075997835">
            <text:p>0.503075997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489716484322">
            <text:p>0.4897164843</text:p>
          </table:table-cell>
          <table:table-cell office:value-type="float" office:value="4.20247394545">
            <text:p>4.2024739455</text:p>
          </table:table-cell>
          <table:table-cell office:value-type="float" office:value="0.509087518267">
            <text:p>0.509087518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96577236644">
            <text:p>1.9657723664</text:p>
          </table:table-cell>
          <table:table-cell office:value-type="float" office:value="2.01386467168">
            <text:p>2.0138646717</text:p>
          </table:table-cell>
          <table:table-cell office:value-type="float" office:value="2.09754355204">
            <text:p>2.09754355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72017542041">
            <text:p>1.7201754204</text:p>
          </table:table-cell>
          <table:table-cell office:value-type="float" office:value="2.14469967171">
            <text:p>2.1446996717</text:p>
          </table:table-cell>
          <table:table-cell office:value-type="float" office:value="3.36444758156">
            <text:p>3.364447581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82138013515">
            <text:p>1.8213801352</text:p>
          </table:table-cell>
          <table:table-cell office:value-type="float" office:value="8.46667765222">
            <text:p>8.4666776522</text:p>
          </table:table-cell>
          <table:table-cell office:value-type="float" office:value="2.00224207723">
            <text:p>2.002242077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4.60060082902">
            <text:p>4.60060082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2.06868132978">
            <text:p>2.068681329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2.83865814511">
            <text:p>2.838658145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4.13418136721">
            <text:p>4.1341813672</text:p>
          </table:table-cell>
          <table:table-cell table:number-columns-repeated="5" office:value-type="string">
            <text:p>[]</text:p>
          </table:table-cell>
        </table:table-row>
      </table:table>
      <table:table table:name="Sheet5" table:style-name="ta1">
        <table:table-column table:style-name="co1" table:number-columns-repeated="13" table:default-cell-style-name="Default"/>
        <table:table-row table:style-name="ro1">
          <table:table-cell office:value-type="string">
            <text:p>c\b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924039200236">
            <text:p>0.924039200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2.44540119429">
            <text:p>2.445401194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2.06755644205">
            <text:p>2.067556442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3.66131833463">
            <text:p>3.661318334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6779393196">
            <text:p>1.767793932</text:p>
          </table:table-cell>
          <table:table-cell office:value-type="float" office:value="1.37413692555">
            <text:p>1.3741369256</text:p>
          </table:table-cell>
          <table:table-cell office:value-type="float" office:value="1.62703681666">
            <text:p>1.627036816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8385894125">
            <text:p>1.2838589413</text:p>
          </table:table-cell>
          <table:table-cell office:value-type="float" office:value="1.23632048634">
            <text:p>1.2363204863</text:p>
          </table:table-cell>
          <table:table-cell office:value-type="float" office:value="2.28897274521">
            <text:p>2.288972745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2.11427278991">
            <text:p>2.1142727899</text:p>
          </table:table-cell>
          <table:table-cell office:value-type="float" office:value="3.67062637806">
            <text:p>3.6706263781</text:p>
          </table:table-cell>
          <table:table-cell office:value-type="float" office:value="3.38584518233">
            <text:p>3.385845182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2.32154443326">
            <text:p>2.3215444333</text:p>
          </table:table-cell>
          <table:table-cell office:value-type="float" office:value="1.07035520502">
            <text:p>1.070355205</text:p>
          </table:table-cell>
          <table:table-cell office:value-type="float" office:value="1.32657290395">
            <text:p>1.32657290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02806652384">
            <text:p>1.0280665238</text:p>
          </table:table-cell>
          <table:table-cell office:value-type="float" office:value="2.10423216248">
            <text:p>2.1042321625</text:p>
          </table:table-cell>
          <table:table-cell office:value-type="float" office:value="1.74159001466">
            <text:p>1.7415900147</text:p>
          </table:table-cell>
          <table:table-cell office:value-type="float" office:value="1.30456116512">
            <text:p>1.3045611651</text:p>
          </table:table-cell>
          <table:table-cell office:value-type="float" office:value="1.33013981929">
            <text:p>1.3301398193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2.03556436967">
            <text:p>2.0355643697</text:p>
          </table:table-cell>
          <table:table-cell office:value-type="float" office:value="1.31977583864">
            <text:p>1.3197758386</text:p>
          </table:table-cell>
          <table:table-cell office:value-type="float" office:value="1.26069439107">
            <text:p>1.2606943911</text:p>
          </table:table-cell>
          <table:table-cell office:value-type="float" office:value="1.05488868121">
            <text:p>1.0548886812</text:p>
          </table:table-cell>
          <table:table-cell office:value-type="float" office:value="1.93237184619">
            <text:p>1.932371846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2.14350045404">
            <text:p>2.143500454</text:p>
          </table:table-cell>
          <table:table-cell office:value-type="float" office:value="1.5612910934">
            <text:p>1.5612910934</text:p>
          </table:table-cell>
          <table:table-cell office:value-type="float" office:value="1.24295448227">
            <text:p>1.2429544823</text:p>
          </table:table-cell>
          <table:table-cell office:value-type="float" office:value="1.2302101823">
            <text:p>1.2302101823</text:p>
          </table:table-cell>
          <table:table-cell office:value-type="float" office:value="1.41876350975">
            <text:p>1.418763509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0.78445930137">
            <text:p>0.7844593014</text:p>
          </table:table-cell>
          <table:table-cell office:value-type="float" office:value="0.862560664453">
            <text:p>0.8625606645</text:p>
          </table:table-cell>
          <table:table-cell office:value-type="float" office:value="1.14080070259">
            <text:p>1.1408007026</text:p>
          </table:table-cell>
          <table:table-cell office:value-type="float" office:value="0.722557019975">
            <text:p>0.72255702</text:p>
          </table:table-cell>
          <table:table-cell office:value-type="float" office:value="0.883688946994">
            <text:p>0.883688947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-0.1486550058">
            <text:p>-0.1486550058</text:p>
          </table:table-cell>
          <table:table-cell office:value-type="float" office:value="0.788416899236">
            <text:p>0.7884168992</text:p>
          </table:table-cell>
          <table:table-cell office:value-type="float" office:value="0.91127025101">
            <text:p>0.911270251</text:p>
          </table:table-cell>
          <table:table-cell office:value-type="float" office:value="1.21741724097">
            <text:p>1.217417241</text:p>
          </table:table-cell>
          <table:table-cell office:value-type="float" office:value="0.99049339733">
            <text:p>0.9904933973</text:p>
          </table:table-cell>
          <table:table-cell office:value-type="float" office:value="1.15660125314">
            <text:p>1.1566012531</text:p>
          </table:table-cell>
          <table:table-cell office:value-type="float" office:value="1.37571444039">
            <text:p>1.375714440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09705649245">
            <text:p>1.0970564925</text:p>
          </table:table-cell>
          <table:table-cell office:value-type="float" office:value="1.24190857634">
            <text:p>1.2419085763</text:p>
          </table:table-cell>
          <table:table-cell office:value-type="float" office:value="1.15378116692">
            <text:p>1.1537811669</text:p>
          </table:table-cell>
          <table:table-cell office:value-type="float" office:value="0.897115646409">
            <text:p>0.8971156464</text:p>
          </table:table-cell>
          <table:table-cell office:value-type="float" office:value="0.879248570102">
            <text:p>0.8792485701</text:p>
          </table:table-cell>
          <table:table-cell office:value-type="float" office:value="0.936679075699">
            <text:p>0.9366790757</text:p>
          </table:table-cell>
          <table:table-cell office:value-type="float" office:value="2.02456879398">
            <text:p>2.02456879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1.54412694238">
            <text:p>1.5441269424</text:p>
          </table:table-cell>
          <table:table-cell office:value-type="float" office:value="1.79428144107">
            <text:p>1.7942814411</text:p>
          </table:table-cell>
          <table:table-cell office:value-type="float" office:value="1.61995624775">
            <text:p>1.6199562478</text:p>
          </table:table-cell>
          <table:table-cell office:value-type="float" office:value="1.50656010508">
            <text:p>1.5065601051</text:p>
          </table:table-cell>
          <table:table-cell office:value-type="float" office:value="1.29332130234">
            <text:p>1.2933213023</text:p>
          </table:table-cell>
          <table:table-cell office:value-type="float" office:value="0.9906052549">
            <text:p>0.9906052549</text:p>
          </table:table-cell>
          <table:table-cell office:value-type="float" office:value="1.11299405696">
            <text:p>1.11299405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4.07893939657">
            <text:p>4.0789393966</text:p>
          </table:table-cell>
          <table:table-cell office:value-type="float" office:value="0.940537588457">
            <text:p>0.9405375885</text:p>
          </table:table-cell>
          <table:table-cell office:value-type="float" office:value="1.02544555401">
            <text:p>1.025445554</text:p>
          </table:table-cell>
          <table:table-cell office:value-type="float" office:value="1.16491400539">
            <text:p>1.1649140054</text:p>
          </table:table-cell>
          <table:table-cell office:value-type="float" office:value="0.548855457462">
            <text:p>0.5488554575</text:p>
          </table:table-cell>
          <table:table-cell office:value-type="float" office:value="0.437554632658">
            <text:p>0.4375546327</text:p>
          </table:table-cell>
          <table:table-cell office:value-type="float" office:value="0.310637391652">
            <text:p>0.310637391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991236956742">
            <text:p>0.9912369567</text:p>
          </table:table-cell>
          <table:table-cell office:value-type="float" office:value="0.732559598056">
            <text:p>0.7325595981</text:p>
          </table:table-cell>
          <table:table-cell office:value-type="float" office:value="0.574735631206">
            <text:p>0.5747356312</text:p>
          </table:table-cell>
          <table:table-cell office:value-type="float" office:value="0.545642477549">
            <text:p>0.5456424775</text:p>
          </table:table-cell>
          <table:table-cell office:value-type="float" office:value="0.595345852642">
            <text:p>0.5953458526</text:p>
          </table:table-cell>
          <table:table-cell office:value-type="float" office:value="1.01180050972">
            <text:p>1.0118005097</text:p>
          </table:table-cell>
          <table:table-cell office:value-type="float" office:value="1.39862453514">
            <text:p>1.3986245351</text:p>
          </table:table-cell>
          <table:table-cell office:value-type="float" office:value="1.10922100987">
            <text:p>1.1092210099</text:p>
          </table:table-cell>
          <table:table-cell office:value-type="float" office:value="1.08716069303">
            <text:p>1.087160693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0.343432275623">
            <text:p>0.3434322756</text:p>
          </table:table-cell>
          <table:table-cell office:value-type="float" office:value="0.701718089192">
            <text:p>0.7017180892</text:p>
          </table:table-cell>
          <table:table-cell office:value-type="float" office:value="0.964160849144">
            <text:p>0.9641608491</text:p>
          </table:table-cell>
          <table:table-cell office:value-type="float" office:value="0.881372910433">
            <text:p>0.8813729104</text:p>
          </table:table-cell>
          <table:table-cell office:value-type="float" office:value="0.290557121591">
            <text:p>0.2905571216</text:p>
          </table:table-cell>
          <table:table-cell office:value-type="float" office:value="1.20470747264">
            <text:p>1.2047074726</text:p>
          </table:table-cell>
          <table:table-cell office:value-type="float" office:value="1.24133414586">
            <text:p>1.2413341459</text:p>
          </table:table-cell>
          <table:table-cell office:value-type="float" office:value="0.752614087307">
            <text:p>0.7526140873</text:p>
          </table:table-cell>
          <table:table-cell office:value-type="float" office:value="2.00896490993">
            <text:p>2.0089649099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2.05264171206">
            <text:p>2.0526417121</text:p>
          </table:table-cell>
          <table:table-cell office:value-type="float" office:value="4.185404613">
            <text:p>4.185404613</text:p>
          </table:table-cell>
          <table:table-cell office:value-type="float" office:value="2.60805033414">
            <text:p>2.6080503341</text:p>
          </table:table-cell>
          <table:table-cell office:value-type="float" office:value="1.72801748317">
            <text:p>1.7280174832</text:p>
          </table:table-cell>
          <table:table-cell office:value-type="float" office:value="0.649113394007">
            <text:p>0.649113394</text:p>
          </table:table-cell>
          <table:table-cell office:value-type="float" office:value="1.020315924">
            <text:p>1.020315924</text:p>
          </table:table-cell>
          <table:table-cell office:value-type="float" office:value="1.07529322332">
            <text:p>1.0752932233</text:p>
          </table:table-cell>
          <table:table-cell office:value-type="float" office:value="0.926819605525">
            <text:p>0.9268196055</text:p>
          </table:table-cell>
          <table:table-cell office:value-type="float" office:value="0.843703003669">
            <text:p>0.843703003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2.36977215371">
            <text:p>2.3697721537</text:p>
          </table:table-cell>
          <table:table-cell office:value-type="float" office:value="1.23543193322">
            <text:p>1.2354319332</text:p>
          </table:table-cell>
          <table:table-cell office:value-type="float" office:value="1.19505003592">
            <text:p>1.1950500359</text:p>
          </table:table-cell>
          <table:table-cell office:value-type="float" office:value="0.931109425437">
            <text:p>0.9311094254</text:p>
          </table:table-cell>
          <table:table-cell office:value-type="float" office:value="0.834517059696">
            <text:p>0.8345170597</text:p>
          </table:table-cell>
          <table:table-cell office:value-type="float" office:value="0.647662874312">
            <text:p>0.6476628743</text:p>
          </table:table-cell>
          <table:table-cell office:value-type="float" office:value="0.700984513242">
            <text:p>0.7009845132</text:p>
          </table:table-cell>
          <table:table-cell office:value-type="float" office:value="0.87039487691">
            <text:p>0.8703948769</text:p>
          </table:table-cell>
          <table:table-cell office:value-type="float" office:value="1.32115886454">
            <text:p>1.3211588645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6958787218">
            <text:p>2.6958787218</text:p>
          </table:table-cell>
          <table:table-cell office:value-type="float" office:value="3.8692128946">
            <text:p>3.8692128946</text:p>
          </table:table-cell>
          <table:table-cell office:value-type="float" office:value="2.46974934032">
            <text:p>2.4697493403</text:p>
          </table:table-cell>
          <table:table-cell office:value-type="float" office:value="1.58048241322">
            <text:p>1.5804824132</text:p>
          </table:table-cell>
          <table:table-cell office:value-type="float" office:value="0.949875600064">
            <text:p>0.9498756001</text:p>
          </table:table-cell>
          <table:table-cell office:value-type="float" office:value="0">
            <text:p>0</text:p>
          </table:table-cell>
          <table:table-cell office:value-type="float" office:value="2.04611255779">
            <text:p>2.0461125578</text:p>
          </table:table-cell>
          <table:table-cell office:value-type="float" office:value="2.85298257388">
            <text:p>2.8529825739</text:p>
          </table:table-cell>
          <table:table-cell office:value-type="float" office:value="3.97032025269">
            <text:p>3.9703202527</text:p>
          </table:table-cell>
          <table:table-cell office:value-type="float" office:value="4.20247394545">
            <text:p>4.2024739455</text:p>
          </table:table-cell>
          <table:table-cell office:value-type="float" office:value="4.60060082902">
            <text:p>4.6006008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.17282531003">
            <text:p>2.17282531</text:p>
          </table:table-cell>
          <table:table-cell office:value-type="float" office:value="1.9378874563">
            <text:p>1.9378874563</text:p>
          </table:table-cell>
          <table:table-cell office:value-type="float" office:value="1.02491510479">
            <text:p>1.0249151048</text:p>
          </table:table-cell>
          <table:table-cell office:value-type="float" office:value="0.743558170373">
            <text:p>0.7435581704</text:p>
          </table:table-cell>
          <table:table-cell office:value-type="float" office:value="0.399623148365">
            <text:p>0.3996231484</text:p>
          </table:table-cell>
          <table:table-cell office:value-type="float" office:value="1.86595249989">
            <text:p>1.8659524999</text:p>
          </table:table-cell>
          <table:table-cell office:value-type="float" office:value="2.21590310367">
            <text:p>2.2159031037</text:p>
          </table:table-cell>
          <table:table-cell office:value-type="float" office:value="1.37528954134">
            <text:p>1.3752895413</text:p>
          </table:table-cell>
          <table:table-cell office:value-type="float" office:value="1.93130213016">
            <text:p>1.9313021302</text:p>
          </table:table-cell>
          <table:table-cell office:value-type="float" office:value="2.01386467168">
            <text:p>2.0138646717</text:p>
          </table:table-cell>
          <table:table-cell office:value-type="float" office:value="2.06868132978">
            <text:p>2.06868132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17959151754">
            <text:p>2.1795915175</text:p>
          </table:table-cell>
          <table:table-cell office:value-type="float" office:value="1.65685848811">
            <text:p>1.6568584881</text:p>
          </table:table-cell>
          <table:table-cell office:value-type="float" office:value="1.44223147944">
            <text:p>1.4422314794</text:p>
          </table:table-cell>
          <table:table-cell office:value-type="float" office:value="0.639680920672">
            <text:p>0.6396809207</text:p>
          </table:table-cell>
          <table:table-cell office:value-type="float" office:value="1.05364936768">
            <text:p>1.0536493677</text:p>
          </table:table-cell>
          <table:table-cell office:value-type="float" office:value="1.15460582994">
            <text:p>1.1546058299</text:p>
          </table:table-cell>
          <table:table-cell office:value-type="float" office:value="1.01579509356">
            <text:p>1.0157950936</text:p>
          </table:table-cell>
          <table:table-cell office:value-type="float" office:value="1.15973065695">
            <text:p>1.159730657</text:p>
          </table:table-cell>
          <table:table-cell office:value-type="float" office:value="1.3376841232">
            <text:p>1.3376841232</text:p>
          </table:table-cell>
          <table:table-cell office:value-type="float" office:value="2.14469967171">
            <text:p>2.1446996717</text:p>
          </table:table-cell>
          <table:table-cell office:value-type="float" office:value="2.83865814511">
            <text:p>2.83865814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754029604">
            <text:p>0.957540296</text:p>
          </table:table-cell>
          <table:table-cell office:value-type="float" office:value="1.51822037045">
            <text:p>1.5182203705</text:p>
          </table:table-cell>
          <table:table-cell office:value-type="float" office:value="1.40892381613">
            <text:p>1.4089238161</text:p>
          </table:table-cell>
          <table:table-cell office:value-type="float" office:value="1.13195199569">
            <text:p>1.1319519957</text:p>
          </table:table-cell>
          <table:table-cell office:value-type="float" office:value="1.19029360102">
            <text:p>1.190293601</text:p>
          </table:table-cell>
          <table:table-cell office:value-type="float" office:value="1.41089501164">
            <text:p>1.4108950116</text:p>
          </table:table-cell>
          <table:table-cell office:value-type="float" office:value="0.989995188537">
            <text:p>0.9899951885</text:p>
          </table:table-cell>
          <table:table-cell office:value-type="float" office:value="2.73695120783">
            <text:p>2.7369512078</text:p>
          </table:table-cell>
          <table:table-cell office:value-type="float" office:value="5.87495609192">
            <text:p>5.8749560919</text:p>
          </table:table-cell>
          <table:table-cell office:value-type="float" office:value="8.46667765222">
            <text:p>8.4666776522</text:p>
          </table:table-cell>
          <table:table-cell office:value-type="float" office:value="4.13418136721">
            <text:p>4.13418136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2.63322258536">
            <text:p>2.6332225854</text:p>
          </table:table-cell>
          <table:table-cell office:value-type="float" office:value="3.32210495867">
            <text:p>3.3221049587</text:p>
          </table:table-cell>
          <table:table-cell office:value-type="float" office:value="1.53469635732">
            <text:p>1.5346963573</text:p>
          </table:table-cell>
          <table:table-cell office:value-type="float" office:value="1.02310540353">
            <text:p>1.0231054035</text:p>
          </table:table-cell>
          <table:table-cell office:value-type="float" office:value="0.850687927072">
            <text:p>0.8506879271</text:p>
          </table:table-cell>
          <table:table-cell office:value-type="float" office:value="2.15610319382">
            <text:p>2.1561031938</text:p>
          </table:table-cell>
          <table:table-cell office:value-type="float" office:value="4.42334393113">
            <text:p>4.4233439311</text:p>
          </table:table-cell>
          <table:table-cell office:value-type="float" office:value="8.81039602826">
            <text:p>8.8103960283</text:p>
          </table:table-cell>
          <table:table-cell office:value-type="float" office:value="9.78210307063">
            <text:p>9.782103070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62971547524">
            <text:p>1.6297154752</text:p>
          </table:table-cell>
          <table:table-cell office:value-type="float" office:value="1.0392028895">
            <text:p>1.0392028895</text:p>
          </table:table-cell>
          <table:table-cell office:value-type="float" office:value="0.55517959307">
            <text:p>0.5551795931</text:p>
          </table:table-cell>
          <table:table-cell office:value-type="float" office:value="0.964695114026">
            <text:p>0.964695114</text:p>
          </table:table-cell>
          <table:table-cell office:value-type="float" office:value="2.49000347952">
            <text:p>2.4900034795</text:p>
          </table:table-cell>
          <table:table-cell office:value-type="float" office:value="3.04535120574">
            <text:p>3.0453512057</text:p>
          </table:table-cell>
          <table:table-cell office:value-type="float" office:value="6.31792388915">
            <text:p>6.3179238892</text:p>
          </table:table-cell>
          <table:table-cell office:value-type="float" office:value="6.64310178548">
            <text:p>6.6431017855</text:p>
          </table:table-cell>
          <table:table-cell office:value-type="float" office:value="5.61060105665">
            <text:p>5.610601056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[]</text:p>
          </table:table-cell>
          <table:table-cell office:value-type="float" office:value="0.943127816003">
            <text:p>0.943127816</text:p>
          </table:table-cell>
          <table:table-cell office:value-type="float" office:value="2.02709986688">
            <text:p>2.0270998669</text:p>
          </table:table-cell>
          <table:table-cell office:value-type="float" office:value="0.895292484751">
            <text:p>0.8952924848</text:p>
          </table:table-cell>
          <table:table-cell office:value-type="float" office:value="0.844959286565">
            <text:p>0.8449592866</text:p>
          </table:table-cell>
          <table:table-cell office:value-type="float" office:value="1.34097582618">
            <text:p>1.3409758262</text:p>
          </table:table-cell>
          <table:table-cell office:value-type="float" office:value="1.47106448956">
            <text:p>1.4710644896</text:p>
          </table:table-cell>
          <table:table-cell office:value-type="float" office:value="1.41679273223">
            <text:p>1.4167927322</text:p>
          </table:table-cell>
          <table:table-cell office:value-type="float" office:value="1.91051718541">
            <text:p>1.9105171854</text:p>
          </table:table-cell>
          <table:table-cell office:value-type="float" office:value="2.11632943592">
            <text:p>2.1163294359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[]</text:p>
          </table:table-cell>
          <table:table-cell office:value-type="float" office:value="2.443450399">
            <text:p>2.443450399</text:p>
          </table:table-cell>
          <table:table-cell office:value-type="float" office:value="1.76200300234">
            <text:p>1.7620030023</text:p>
          </table:table-cell>
          <table:table-cell office:value-type="float" office:value="2.11243396852">
            <text:p>2.1124339685</text:p>
          </table:table-cell>
          <table:table-cell office:value-type="float" office:value="1.63449573014">
            <text:p>1.6344957301</text:p>
          </table:table-cell>
          <table:table-cell office:value-type="float" office:value="0.757503301644">
            <text:p>0.7575033016</text:p>
          </table:table-cell>
          <table:table-cell office:value-type="float" office:value="1.09958568789">
            <text:p>1.0995856879</text:p>
          </table:table-cell>
          <table:table-cell office:value-type="float" office:value="0.760208217945">
            <text:p>0.7602082179</text:p>
          </table:table-cell>
          <table:table-cell office:value-type="float" office:value="0.038309903537">
            <text:p>0.0383099035</text:p>
          </table:table-cell>
          <table:table-cell office:value-type="float" office:value="1.98397334468">
            <text:p>1.983973344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3.02941825868">
            <text:p>3.0294182587</text:p>
          </table:table-cell>
          <table:table-cell office:value-type="float" office:value="4.21624823254">
            <text:p>4.2162482325</text:p>
          </table:table-cell>
          <table:table-cell office:value-type="float" office:value="1.87414548282">
            <text:p>1.8741454828</text:p>
          </table:table-cell>
          <table:table-cell office:value-type="float" office:value="1.71835231561">
            <text:p>1.7183523156</text:p>
          </table:table-cell>
          <table:table-cell office:value-type="float" office:value="2.2698365233">
            <text:p>2.2698365233</text:p>
          </table:table-cell>
          <table:table-cell office:value-type="float" office:value="5.13751252129">
            <text:p>5.1375125213</text:p>
          </table:table-cell>
          <table:table-cell office:value-type="float" office:value="7.8536310505">
            <text:p>7.853631050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73381653874">
            <text:p>1.7338165387</text:p>
          </table:table-cell>
          <table:table-cell office:value-type="float" office:value="1.57367286286">
            <text:p>1.5736728629</text:p>
          </table:table-cell>
          <table:table-cell office:value-type="float" office:value="2.1444642316">
            <text:p>2.1444642316</text:p>
          </table:table-cell>
          <table:table-cell office:value-type="float" office:value="3.04393435929">
            <text:p>3.0439343593</text:p>
          </table:table-cell>
          <table:table-cell office:value-type="float" office:value="9.39089328112">
            <text:p>9.3908932811</text:p>
          </table:table-cell>
          <table:table-cell office:value-type="float" office:value="13.4387894774">
            <text:p>13.4387894774</text:p>
          </table:table-cell>
          <table:table-cell office:value-type="float" office:value="12.7759479009">
            <text:p>12.7759479009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[]</text:p>
          </table:table-cell>
          <table:table-cell office:value-type="float" office:value="2.72796724273">
            <text:p>2.7279672427</text:p>
          </table:table-cell>
          <table:table-cell office:value-type="float" office:value="3.59928745951">
            <text:p>3.5992874595</text:p>
          </table:table-cell>
          <table:table-cell office:value-type="float" office:value="3.40938426876">
            <text:p>3.4093842688</text:p>
          </table:table-cell>
          <table:table-cell office:value-type="float" office:value="2.50391868535">
            <text:p>2.5039186854</text:p>
          </table:table-cell>
          <table:table-cell office:value-type="float" office:value="1.63725358958">
            <text:p>1.6372535896</text:p>
          </table:table-cell>
          <table:table-cell office:value-type="float" office:value="1.27345301454">
            <text:p>1.2734530145</text:p>
          </table:table-cell>
          <table:table-cell office:value-type="float" office:value="1.12990021005">
            <text:p>1.1299002101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[]</text:p>
          </table:table-cell>
          <table:table-cell office:value-type="float" office:value="4.33220447813">
            <text:p>4.3322044781</text:p>
          </table:table-cell>
          <table:table-cell office:value-type="float" office:value="2.12564447605">
            <text:p>2.1256444761</text:p>
          </table:table-cell>
          <table:table-cell office:value-type="float" office:value="1.22927416445">
            <text:p>1.2292741645</text:p>
          </table:table-cell>
          <table:table-cell office:value-type="float" office:value="1.13294604697">
            <text:p>1.132946047</text:p>
          </table:table-cell>
          <table:table-cell office:value-type="float" office:value="0.623914814515">
            <text:p>0.6239148145</text:p>
          </table:table-cell>
          <table:table-cell office:value-type="float" office:value="0.713679148231">
            <text:p>0.7136791482</text:p>
          </table:table-cell>
          <table:table-cell office:value-type="float" office:value="1.27486683189">
            <text:p>1.2748668319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2.91541276658">
            <text:p>2.9154127666</text:p>
          </table:table-cell>
          <table:table-cell office:value-type="float" office:value="2.7133049392">
            <text:p>2.7133049392</text:p>
          </table:table-cell>
          <table:table-cell office:value-type="float" office:value="1.71658010032">
            <text:p>1.7165801003</text:p>
          </table:table-cell>
          <table:table-cell office:value-type="float" office:value="1.5594763555">
            <text:p>1.5594763555</text:p>
          </table:table-cell>
          <table:table-cell office:value-type="float" office:value="2.10250526935">
            <text:p>2.1025052694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68035051817">
            <text:p>1.6803505182</text:p>
          </table:table-cell>
          <table:table-cell office:value-type="float" office:value="2.18111816576">
            <text:p>2.1811181658</text:p>
          </table:table-cell>
          <table:table-cell office:value-type="float" office:value="4.09499199135">
            <text:p>4.0949919914</text:p>
          </table:table-cell>
          <table:table-cell office:value-type="float" office:value="5.74484917159">
            <text:p>5.7448491716</text:p>
          </table:table-cell>
          <table:table-cell office:value-type="float" office:value="6.52423085029">
            <text:p>6.5242308503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3.56990943126">
            <text:p>3.5699094313</text:p>
          </table:table-cell>
          <table:table-cell office:value-type="float" office:value="2.27545943069">
            <text:p>2.2754594307</text:p>
          </table:table-cell>
          <table:table-cell office:value-type="float" office:value="1.31103207764">
            <text:p>1.3110320776</text:p>
          </table:table-cell>
          <table:table-cell office:value-type="float" office:value="1.17970084901">
            <text:p>1.179700849</text:p>
          </table:table-cell>
          <table:table-cell office:value-type="float" office:value="1.26336160015">
            <text:p>1.263361600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1.03974352469">
            <text:p>1.0397435247</text:p>
          </table:table-cell>
          <table:table-cell office:value-type="float" office:value="0.981467387246">
            <text:p>0.9814673872</text:p>
          </table:table-cell>
          <table:table-cell office:value-type="float" office:value="1.04429625356">
            <text:p>1.0442962536</text:p>
          </table:table-cell>
          <table:table-cell office:value-type="float" office:value="1.71813600009">
            <text:p>1.7181360001</text:p>
          </table:table-cell>
          <table:table-cell office:value-type="float" office:value="1.64511498893">
            <text:p>1.6451149889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5787114825">
            <text:p>1.5787114825</text:p>
          </table:table-cell>
          <table:table-cell office:value-type="float" office:value="1.30873649126">
            <text:p>1.3087364913</text:p>
          </table:table-cell>
          <table:table-cell office:value-type="float" office:value="1.32659817792">
            <text:p>1.326598177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01193523318">
            <text:p>1.0119352332</text:p>
          </table:table-cell>
          <table:table-cell office:value-type="float" office:value="1.17893070345">
            <text:p>1.1789307035</text:p>
          </table:table-cell>
          <table:table-cell office:value-type="float" office:value="0.639508287367">
            <text:p>0.639508287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-0.00945839532984">
            <text:p>-0.0094583953</text:p>
          </table:table-cell>
          <table:table-cell office:value-type="float" office:value="1.22436511176">
            <text:p>1.2243651118</text:p>
          </table:table-cell>
          <table:table-cell office:value-type="float" office:value="1.42947924364">
            <text:p>1.429479243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2.12832569262">
            <text:p>2.1283256926</text:p>
          </table:table-cell>
          <table:table-cell office:value-type="float" office:value="1.64296665594">
            <text:p>1.6429666559</text:p>
          </table:table-cell>
          <table:table-cell office:value-type="float" office:value="1.66969437196">
            <text:p>1.66969437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1.70772939355">
            <text:p>1.707729393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30563125819">
            <text:p>1.305631258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1.86955230232">
            <text:p>1.869552302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1.82361123433">
            <text:p>1.8236112343</text:p>
          </table:table-cell>
          <table:table-cell table:number-columns-repeated="5" office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3:52:09</meta:creation-date>
    <dc:date>2014-07-07T19:32:16</dc:date>
    <meta:editing-duration>PT4H25M47S</meta:editing-duration>
    <meta:editing-cycles>1</meta:editing-cycles>
    <meta:document-statistic meta:table-count="5" meta:cell-count="3345" meta:object-count="0"/>
    <meta:generator>LibreOffice/3.6$MacOSX_x86 LibreOffice_project/e29a214-2bbed72-0621de6-a97528c-8f066d</meta:generator>
  </office:meta>
</office:document-meta>
</file>